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/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M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M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M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M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M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M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M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M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M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M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M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M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M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M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M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M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M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M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M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M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M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M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M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M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M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M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M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M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M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M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M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M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M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M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M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M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M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M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M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M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2]=&quot;Connected Maximum-density Still Life&quot;; &quot;CMSL&quot;;&#10;IF([.C42]=&quot;Crossing Minimization&quot;; &quot;CM&quot;;&#10;IF([.C42]=&quot;Graceful Graphs&quot;; &quot;GG&quot;;&#10;IF([.C42]=&quot;Graph Colouring&quot;; &quot;GC&quot;;&#10;IF([.C42]=&quot;Incremental Scheduling&quot;; &quot;IS&quot;;&#10;IF([.C42]=&quot;Knight Tour&quot;; &quot;KT&quot;;&#10;IF([.C42]=&quot;Knight Tour With Holes&quot;; &quot;KTWH&quot;;&#10;IF([.C42]=&quot;Labyrinth&quot;; &quot;L&quot;;&#10;IF([.C42]=&quot;Maximal Clique Problem&quot;; &quot;MCP&quot;;&#10;IF([.C42]=&quot;Nomystery&quot;; &quot;NM&quot;;&#10;IF([.C42]=&quot;Partner Units&quot;; &quot;PU&quot;;&#10;IF([.C42]=&quot;Permutation Pattern Matching&quot;; &quot;PPM&quot;;&#10;IF([.C42]=&quot;Ricochet Robots&quot;; &quot;RR&quot;;&#10;IF([.C42]=&quot;Sokoban&quot;; &quot;S&quot;;&#10;IF([.C42]=&quot;Stable Marriage&quot;; &quot;SM&quot;;&#10;IF([.C42]=&quot;Valves Location Problem&quot;; &quot;VLP&quot;;&#10;IF([.C42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3]=&quot;Connected Maximum-density Still Life&quot;; &quot;CMSL&quot;;&#10;IF([.C43]=&quot;Crossing Minimization&quot;; &quot;CM&quot;;&#10;IF([.C43]=&quot;Graceful Graphs&quot;; &quot;GG&quot;;&#10;IF([.C43]=&quot;Graph Colouring&quot;; &quot;GC&quot;;&#10;IF([.C43]=&quot;Incremental Scheduling&quot;; &quot;IS&quot;;&#10;IF([.C43]=&quot;Knight Tour&quot;; &quot;KT&quot;;&#10;IF([.C43]=&quot;Knight Tour With Holes&quot;; &quot;KTWH&quot;;&#10;IF([.C43]=&quot;Labyrinth&quot;; &quot;L&quot;;&#10;IF([.C43]=&quot;Maximal Clique Problem&quot;; &quot;MCP&quot;;&#10;IF([.C43]=&quot;Nomystery&quot;; &quot;NM&quot;;&#10;IF([.C43]=&quot;Partner Units&quot;; &quot;PU&quot;;&#10;IF([.C43]=&quot;Permutation Pattern Matching&quot;; &quot;PPM&quot;;&#10;IF([.C43]=&quot;Ricochet Robots&quot;; &quot;RR&quot;;&#10;IF([.C43]=&quot;Sokoban&quot;; &quot;S&quot;;&#10;IF([.C43]=&quot;Stable Marriage&quot;; &quot;SM&quot;;&#10;IF([.C43]=&quot;Valves Location Problem&quot;; &quot;VLP&quot;;&#10;IF([.C43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4]=&quot;Connected Maximum-density Still Life&quot;; &quot;CMSL&quot;;&#10;IF([.C44]=&quot;Crossing Minimization&quot;; &quot;CM&quot;;&#10;IF([.C44]=&quot;Graceful Graphs&quot;; &quot;GG&quot;;&#10;IF([.C44]=&quot;Graph Colouring&quot;; &quot;GC&quot;;&#10;IF([.C44]=&quot;Incremental Scheduling&quot;; &quot;IS&quot;;&#10;IF([.C44]=&quot;Knight Tour&quot;; &quot;KT&quot;;&#10;IF([.C44]=&quot;Knight Tour With Holes&quot;; &quot;KTWH&quot;;&#10;IF([.C44]=&quot;Labyrinth&quot;; &quot;L&quot;;&#10;IF([.C44]=&quot;Maximal Clique Problem&quot;; &quot;MCP&quot;;&#10;IF([.C44]=&quot;Nomystery&quot;; &quot;NM&quot;;&#10;IF([.C44]=&quot;Partner Units&quot;; &quot;PU&quot;;&#10;IF([.C44]=&quot;Permutation Pattern Matching&quot;; &quot;PPM&quot;;&#10;IF([.C44]=&quot;Ricochet Robots&quot;; &quot;RR&quot;;&#10;IF([.C44]=&quot;Sokoban&quot;; &quot;S&quot;;&#10;IF([.C44]=&quot;Stable Marriage&quot;; &quot;SM&quot;;&#10;IF([.C44]=&quot;Valves Location Problem&quot;; &quot;VLP&quot;;&#10;IF([.C44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5]=&quot;Connected Maximum-density Still Life&quot;; &quot;CMSL&quot;;&#10;IF([.C45]=&quot;Crossing Minimization&quot;; &quot;CM&quot;;&#10;IF([.C45]=&quot;Graceful Graphs&quot;; &quot;GG&quot;;&#10;IF([.C45]=&quot;Graph Colouring&quot;; &quot;GC&quot;;&#10;IF([.C45]=&quot;Incremental Scheduling&quot;; &quot;IS&quot;;&#10;IF([.C45]=&quot;Knight Tour&quot;; &quot;KT&quot;;&#10;IF([.C45]=&quot;Knight Tour With Holes&quot;; &quot;KTWH&quot;;&#10;IF([.C45]=&quot;Labyrinth&quot;; &quot;L&quot;;&#10;IF([.C45]=&quot;Maximal Clique Problem&quot;; &quot;MCP&quot;;&#10;IF([.C45]=&quot;Nomystery&quot;; &quot;NM&quot;;&#10;IF([.C45]=&quot;Partner Units&quot;; &quot;PU&quot;;&#10;IF([.C45]=&quot;Permutation Pattern Matching&quot;; &quot;PPM&quot;;&#10;IF([.C45]=&quot;Ricochet Robots&quot;; &quot;RR&quot;;&#10;IF([.C45]=&quot;Sokoban&quot;; &quot;S&quot;;&#10;IF([.C45]=&quot;Stable Marriage&quot;; &quot;SM&quot;;&#10;IF([.C45]=&quot;Valves Location Problem&quot;; &quot;VLP&quot;;&#10;IF([.C45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6]=&quot;Connected Maximum-density Still Life&quot;; &quot;CMSL&quot;;&#10;IF([.C46]=&quot;Crossing Minimization&quot;; &quot;CM&quot;;&#10;IF([.C46]=&quot;Graceful Graphs&quot;; &quot;GG&quot;;&#10;IF([.C46]=&quot;Graph Colouring&quot;; &quot;GC&quot;;&#10;IF([.C46]=&quot;Incremental Scheduling&quot;; &quot;IS&quot;;&#10;IF([.C46]=&quot;Knight Tour&quot;; &quot;KT&quot;;&#10;IF([.C46]=&quot;Knight Tour With Holes&quot;; &quot;KTWH&quot;;&#10;IF([.C46]=&quot;Labyrinth&quot;; &quot;L&quot;;&#10;IF([.C46]=&quot;Maximal Clique Problem&quot;; &quot;MCP&quot;;&#10;IF([.C46]=&quot;Nomystery&quot;; &quot;NM&quot;;&#10;IF([.C46]=&quot;Partner Units&quot;; &quot;PU&quot;;&#10;IF([.C46]=&quot;Permutation Pattern Matching&quot;; &quot;PPM&quot;;&#10;IF([.C46]=&quot;Ricochet Robots&quot;; &quot;RR&quot;;&#10;IF([.C46]=&quot;Sokoban&quot;; &quot;S&quot;;&#10;IF([.C46]=&quot;Stable Marriage&quot;; &quot;SM&quot;;&#10;IF([.C46]=&quot;Valves Location Problem&quot;; &quot;VLP&quot;;&#10;IF([.C46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7]=&quot;Connected Maximum-density Still Life&quot;; &quot;CMSL&quot;;&#10;IF([.C47]=&quot;Crossing Minimization&quot;; &quot;CM&quot;;&#10;IF([.C47]=&quot;Graceful Graphs&quot;; &quot;GG&quot;;&#10;IF([.C47]=&quot;Graph Colouring&quot;; &quot;GC&quot;;&#10;IF([.C47]=&quot;Incremental Scheduling&quot;; &quot;IS&quot;;&#10;IF([.C47]=&quot;Knight Tour&quot;; &quot;KT&quot;;&#10;IF([.C47]=&quot;Knight Tour With Holes&quot;; &quot;KTWH&quot;;&#10;IF([.C47]=&quot;Labyrinth&quot;; &quot;L&quot;;&#10;IF([.C47]=&quot;Maximal Clique Problem&quot;; &quot;MCP&quot;;&#10;IF([.C47]=&quot;Nomystery&quot;; &quot;NM&quot;;&#10;IF([.C47]=&quot;Partner Units&quot;; &quot;PU&quot;;&#10;IF([.C47]=&quot;Permutation Pattern Matching&quot;; &quot;PPM&quot;;&#10;IF([.C47]=&quot;Ricochet Robots&quot;; &quot;RR&quot;;&#10;IF([.C47]=&quot;Sokoban&quot;; &quot;S&quot;;&#10;IF([.C47]=&quot;Stable Marriage&quot;; &quot;SM&quot;;&#10;IF([.C47]=&quot;Valves Location Problem&quot;; &quot;VLP&quot;;&#10;IF([.C47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8]=&quot;Connected Maximum-density Still Life&quot;; &quot;CMSL&quot;;&#10;IF([.C48]=&quot;Crossing Minimization&quot;; &quot;CM&quot;;&#10;IF([.C48]=&quot;Graceful Graphs&quot;; &quot;GG&quot;;&#10;IF([.C48]=&quot;Graph Colouring&quot;; &quot;GC&quot;;&#10;IF([.C48]=&quot;Incremental Scheduling&quot;; &quot;IS&quot;;&#10;IF([.C48]=&quot;Knight Tour&quot;; &quot;KT&quot;;&#10;IF([.C48]=&quot;Knight Tour With Holes&quot;; &quot;KTWH&quot;;&#10;IF([.C48]=&quot;Labyrinth&quot;; &quot;L&quot;;&#10;IF([.C48]=&quot;Maximal Clique Problem&quot;; &quot;MCP&quot;;&#10;IF([.C48]=&quot;Nomystery&quot;; &quot;NM&quot;;&#10;IF([.C48]=&quot;Partner Units&quot;; &quot;PU&quot;;&#10;IF([.C48]=&quot;Permutation Pattern Matching&quot;; &quot;PPM&quot;;&#10;IF([.C48]=&quot;Ricochet Robots&quot;; &quot;RR&quot;;&#10;IF([.C48]=&quot;Sokoban&quot;; &quot;S&quot;;&#10;IF([.C48]=&quot;Stable Marriage&quot;; &quot;SM&quot;;&#10;IF([.C48]=&quot;Valves Location Problem&quot;; &quot;VLP&quot;;&#10;IF([.C48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9]=&quot;Connected Maximum-density Still Life&quot;; &quot;CMSL&quot;;&#10;IF([.C49]=&quot;Crossing Minimization&quot;; &quot;CM&quot;;&#10;IF([.C49]=&quot;Graceful Graphs&quot;; &quot;GG&quot;;&#10;IF([.C49]=&quot;Graph Colouring&quot;; &quot;GC&quot;;&#10;IF([.C49]=&quot;Incremental Scheduling&quot;; &quot;IS&quot;;&#10;IF([.C49]=&quot;Knight Tour&quot;; &quot;KT&quot;;&#10;IF([.C49]=&quot;Knight Tour With Holes&quot;; &quot;KTWH&quot;;&#10;IF([.C49]=&quot;Labyrinth&quot;; &quot;L&quot;;&#10;IF([.C49]=&quot;Maximal Clique Problem&quot;; &quot;MCP&quot;;&#10;IF([.C49]=&quot;Nomystery&quot;; &quot;NM&quot;;&#10;IF([.C49]=&quot;Partner Units&quot;; &quot;PU&quot;;&#10;IF([.C49]=&quot;Permutation Pattern Matching&quot;; &quot;PPM&quot;;&#10;IF([.C49]=&quot;Ricochet Robots&quot;; &quot;RR&quot;;&#10;IF([.C49]=&quot;Sokoban&quot;; &quot;S&quot;;&#10;IF([.C49]=&quot;Stable Marriage&quot;; &quot;SM&quot;;&#10;IF([.C49]=&quot;Valves Location Problem&quot;; &quot;VLP&quot;;&#10;IF([.C49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50]=&quot;Connected Maximum-density Still Life&quot;; &quot;CMSL&quot;;&#10;IF([.C50]=&quot;Crossing Minimization&quot;; &quot;CM&quot;;&#10;IF([.C50]=&quot;Graceful Graphs&quot;; &quot;GG&quot;;&#10;IF([.C50]=&quot;Graph Colouring&quot;; &quot;GC&quot;;&#10;IF([.C50]=&quot;Incremental Scheduling&quot;; &quot;IS&quot;;&#10;IF([.C50]=&quot;Knight Tour&quot;; &quot;KT&quot;;&#10;IF([.C50]=&quot;Knight Tour With Holes&quot;; &quot;KTWH&quot;;&#10;IF([.C50]=&quot;Labyrinth&quot;; &quot;L&quot;;&#10;IF([.C50]=&quot;Maximal Clique Problem&quot;; &quot;MCP&quot;;&#10;IF([.C50]=&quot;Nomystery&quot;; &quot;NM&quot;;&#10;IF([.C50]=&quot;Partner Units&quot;; &quot;PU&quot;;&#10;IF([.C50]=&quot;Permutation Pattern Matching&quot;; &quot;PPM&quot;;&#10;IF([.C50]=&quot;Ricochet Robots&quot;; &quot;RR&quot;;&#10;IF([.C50]=&quot;Sokoban&quot;; &quot;S&quot;;&#10;IF([.C50]=&quot;Stable Marriage&quot;; &quot;SM&quot;;&#10;IF([.C50]=&quot;Valves Location Problem&quot;; &quot;VLP&quot;;&#10;IF([.C50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51]=&quot;Connected Maximum-density Still Life&quot;; &quot;CMSL&quot;;&#10;IF([.C51]=&quot;Crossing Minimization&quot;; &quot;CM&quot;;&#10;IF([.C51]=&quot;Graceful Graphs&quot;; &quot;GG&quot;;&#10;IF([.C51]=&quot;Graph Colouring&quot;; &quot;GC&quot;;&#10;IF([.C51]=&quot;Incremental Scheduling&quot;; &quot;IS&quot;;&#10;IF([.C51]=&quot;Knight Tour&quot;; &quot;KT&quot;;&#10;IF([.C51]=&quot;Knight Tour With Holes&quot;; &quot;KTWH&quot;;&#10;IF([.C51]=&quot;Labyrinth&quot;; &quot;L&quot;;&#10;IF([.C51]=&quot;Maximal Clique Problem&quot;; &quot;MCP&quot;;&#10;IF([.C51]=&quot;Nomystery&quot;; &quot;NM&quot;;&#10;IF([.C51]=&quot;Partner Units&quot;; &quot;PU&quot;;&#10;IF([.C51]=&quot;Permutation Pattern Matching&quot;; &quot;PPM&quot;;&#10;IF([.C51]=&quot;Ricochet Robots&quot;; &quot;RR&quot;;&#10;IF([.C51]=&quot;Sokoban&quot;; &quot;S&quot;;&#10;IF([.C51]=&quot;Stable Marriage&quot;; &quot;SM&quot;;&#10;IF([.C51]=&quot;Valves Location Problem&quot;; &quot;VLP&quot;;&#10;IF([.C51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2]=&quot;Connected Maximum-density Still Life&quot;; &quot;CMSL&quot;;&#10;IF([.C52]=&quot;Crossing Minimization&quot;; &quot;CM&quot;;&#10;IF([.C52]=&quot;Graceful Graphs&quot;; &quot;GG&quot;;&#10;IF([.C52]=&quot;Graph Colouring&quot;; &quot;GC&quot;;&#10;IF([.C52]=&quot;Incremental Scheduling&quot;; &quot;IS&quot;;&#10;IF([.C52]=&quot;Knight Tour&quot;; &quot;KT&quot;;&#10;IF([.C52]=&quot;Knight Tour With Holes&quot;; &quot;KTWH&quot;;&#10;IF([.C52]=&quot;Labyrinth&quot;; &quot;L&quot;;&#10;IF([.C52]=&quot;Maximal Clique Problem&quot;; &quot;MCP&quot;;&#10;IF([.C52]=&quot;Nomystery&quot;; &quot;NM&quot;;&#10;IF([.C52]=&quot;Partner Units&quot;; &quot;PU&quot;;&#10;IF([.C52]=&quot;Permutation Pattern Matching&quot;; &quot;PPM&quot;;&#10;IF([.C52]=&quot;Ricochet Robots&quot;; &quot;RR&quot;;&#10;IF([.C52]=&quot;Sokoban&quot;; &quot;S&quot;;&#10;IF([.C52]=&quot;Stable Marriage&quot;; &quot;SM&quot;;&#10;IF([.C52]=&quot;Valves Location Problem&quot;; &quot;VLP&quot;;&#10;IF([.C52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3]=&quot;Connected Maximum-density Still Life&quot;; &quot;CMSL&quot;;&#10;IF([.C53]=&quot;Crossing Minimization&quot;; &quot;CM&quot;;&#10;IF([.C53]=&quot;Graceful Graphs&quot;; &quot;GG&quot;;&#10;IF([.C53]=&quot;Graph Colouring&quot;; &quot;GC&quot;;&#10;IF([.C53]=&quot;Incremental Scheduling&quot;; &quot;IS&quot;;&#10;IF([.C53]=&quot;Knight Tour&quot;; &quot;KT&quot;;&#10;IF([.C53]=&quot;Knight Tour With Holes&quot;; &quot;KTWH&quot;;&#10;IF([.C53]=&quot;Labyrinth&quot;; &quot;L&quot;;&#10;IF([.C53]=&quot;Maximal Clique Problem&quot;; &quot;MCP&quot;;&#10;IF([.C53]=&quot;Nomystery&quot;; &quot;NM&quot;;&#10;IF([.C53]=&quot;Partner Units&quot;; &quot;PU&quot;;&#10;IF([.C53]=&quot;Permutation Pattern Matching&quot;; &quot;PPM&quot;;&#10;IF([.C53]=&quot;Ricochet Robots&quot;; &quot;RR&quot;;&#10;IF([.C53]=&quot;Sokoban&quot;; &quot;S&quot;;&#10;IF([.C53]=&quot;Stable Marriage&quot;; &quot;SM&quot;;&#10;IF([.C53]=&quot;Valves Location Problem&quot;; &quot;VLP&quot;;&#10;IF([.C53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4]=&quot;Connected Maximum-density Still Life&quot;; &quot;CMSL&quot;;&#10;IF([.C54]=&quot;Crossing Minimization&quot;; &quot;CM&quot;;&#10;IF([.C54]=&quot;Graceful Graphs&quot;; &quot;GG&quot;;&#10;IF([.C54]=&quot;Graph Colouring&quot;; &quot;GC&quot;;&#10;IF([.C54]=&quot;Incremental Scheduling&quot;; &quot;IS&quot;;&#10;IF([.C54]=&quot;Knight Tour&quot;; &quot;KT&quot;;&#10;IF([.C54]=&quot;Knight Tour With Holes&quot;; &quot;KTWH&quot;;&#10;IF([.C54]=&quot;Labyrinth&quot;; &quot;L&quot;;&#10;IF([.C54]=&quot;Maximal Clique Problem&quot;; &quot;MCP&quot;;&#10;IF([.C54]=&quot;Nomystery&quot;; &quot;NM&quot;;&#10;IF([.C54]=&quot;Partner Units&quot;; &quot;PU&quot;;&#10;IF([.C54]=&quot;Permutation Pattern Matching&quot;; &quot;PPM&quot;;&#10;IF([.C54]=&quot;Ricochet Robots&quot;; &quot;RR&quot;;&#10;IF([.C54]=&quot;Sokoban&quot;; &quot;S&quot;;&#10;IF([.C54]=&quot;Stable Marriage&quot;; &quot;SM&quot;;&#10;IF([.C54]=&quot;Valves Location Problem&quot;; &quot;VLP&quot;;&#10;IF([.C54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5]=&quot;Connected Maximum-density Still Life&quot;; &quot;CMSL&quot;;&#10;IF([.C55]=&quot;Crossing Minimization&quot;; &quot;CM&quot;;&#10;IF([.C55]=&quot;Graceful Graphs&quot;; &quot;GG&quot;;&#10;IF([.C55]=&quot;Graph Colouring&quot;; &quot;GC&quot;;&#10;IF([.C55]=&quot;Incremental Scheduling&quot;; &quot;IS&quot;;&#10;IF([.C55]=&quot;Knight Tour&quot;; &quot;KT&quot;;&#10;IF([.C55]=&quot;Knight Tour With Holes&quot;; &quot;KTWH&quot;;&#10;IF([.C55]=&quot;Labyrinth&quot;; &quot;L&quot;;&#10;IF([.C55]=&quot;Maximal Clique Problem&quot;; &quot;MCP&quot;;&#10;IF([.C55]=&quot;Nomystery&quot;; &quot;NM&quot;;&#10;IF([.C55]=&quot;Partner Units&quot;; &quot;PU&quot;;&#10;IF([.C55]=&quot;Permutation Pattern Matching&quot;; &quot;PPM&quot;;&#10;IF([.C55]=&quot;Ricochet Robots&quot;; &quot;RR&quot;;&#10;IF([.C55]=&quot;Sokoban&quot;; &quot;S&quot;;&#10;IF([.C55]=&quot;Stable Marriage&quot;; &quot;SM&quot;;&#10;IF([.C55]=&quot;Valves Location Problem&quot;; &quot;VLP&quot;;&#10;IF([.C55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6]=&quot;Connected Maximum-density Still Life&quot;; &quot;CMSL&quot;;&#10;IF([.C56]=&quot;Crossing Minimization&quot;; &quot;CM&quot;;&#10;IF([.C56]=&quot;Graceful Graphs&quot;; &quot;GG&quot;;&#10;IF([.C56]=&quot;Graph Colouring&quot;; &quot;GC&quot;;&#10;IF([.C56]=&quot;Incremental Scheduling&quot;; &quot;IS&quot;;&#10;IF([.C56]=&quot;Knight Tour&quot;; &quot;KT&quot;;&#10;IF([.C56]=&quot;Knight Tour With Holes&quot;; &quot;KTWH&quot;;&#10;IF([.C56]=&quot;Labyrinth&quot;; &quot;L&quot;;&#10;IF([.C56]=&quot;Maximal Clique Problem&quot;; &quot;MCP&quot;;&#10;IF([.C56]=&quot;Nomystery&quot;; &quot;NM&quot;;&#10;IF([.C56]=&quot;Partner Units&quot;; &quot;PU&quot;;&#10;IF([.C56]=&quot;Permutation Pattern Matching&quot;; &quot;PPM&quot;;&#10;IF([.C56]=&quot;Ricochet Robots&quot;; &quot;RR&quot;;&#10;IF([.C56]=&quot;Sokoban&quot;; &quot;S&quot;;&#10;IF([.C56]=&quot;Stable Marriage&quot;; &quot;SM&quot;;&#10;IF([.C56]=&quot;Valves Location Problem&quot;; &quot;VLP&quot;;&#10;IF([.C56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7]=&quot;Connected Maximum-density Still Life&quot;; &quot;CMSL&quot;;&#10;IF([.C57]=&quot;Crossing Minimization&quot;; &quot;CM&quot;;&#10;IF([.C57]=&quot;Graceful Graphs&quot;; &quot;GG&quot;;&#10;IF([.C57]=&quot;Graph Colouring&quot;; &quot;GC&quot;;&#10;IF([.C57]=&quot;Incremental Scheduling&quot;; &quot;IS&quot;;&#10;IF([.C57]=&quot;Knight Tour&quot;; &quot;KT&quot;;&#10;IF([.C57]=&quot;Knight Tour With Holes&quot;; &quot;KTWH&quot;;&#10;IF([.C57]=&quot;Labyrinth&quot;; &quot;L&quot;;&#10;IF([.C57]=&quot;Maximal Clique Problem&quot;; &quot;MCP&quot;;&#10;IF([.C57]=&quot;Nomystery&quot;; &quot;NM&quot;;&#10;IF([.C57]=&quot;Partner Units&quot;; &quot;PU&quot;;&#10;IF([.C57]=&quot;Permutation Pattern Matching&quot;; &quot;PPM&quot;;&#10;IF([.C57]=&quot;Ricochet Robots&quot;; &quot;RR&quot;;&#10;IF([.C57]=&quot;Sokoban&quot;; &quot;S&quot;;&#10;IF([.C57]=&quot;Stable Marriage&quot;; &quot;SM&quot;;&#10;IF([.C57]=&quot;Valves Location Problem&quot;; &quot;VLP&quot;;&#10;IF([.C57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8]=&quot;Connected Maximum-density Still Life&quot;; &quot;CMSL&quot;;&#10;IF([.C58]=&quot;Crossing Minimization&quot;; &quot;CM&quot;;&#10;IF([.C58]=&quot;Graceful Graphs&quot;; &quot;GG&quot;;&#10;IF([.C58]=&quot;Graph Colouring&quot;; &quot;GC&quot;;&#10;IF([.C58]=&quot;Incremental Scheduling&quot;; &quot;IS&quot;;&#10;IF([.C58]=&quot;Knight Tour&quot;; &quot;KT&quot;;&#10;IF([.C58]=&quot;Knight Tour With Holes&quot;; &quot;KTWH&quot;;&#10;IF([.C58]=&quot;Labyrinth&quot;; &quot;L&quot;;&#10;IF([.C58]=&quot;Maximal Clique Problem&quot;; &quot;MCP&quot;;&#10;IF([.C58]=&quot;Nomystery&quot;; &quot;NM&quot;;&#10;IF([.C58]=&quot;Partner Units&quot;; &quot;PU&quot;;&#10;IF([.C58]=&quot;Permutation Pattern Matching&quot;; &quot;PPM&quot;;&#10;IF([.C58]=&quot;Ricochet Robots&quot;; &quot;RR&quot;;&#10;IF([.C58]=&quot;Sokoban&quot;; &quot;S&quot;;&#10;IF([.C58]=&quot;Stable Marriage&quot;; &quot;SM&quot;;&#10;IF([.C58]=&quot;Valves Location Problem&quot;; &quot;VLP&quot;;&#10;IF([.C58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9]=&quot;Connected Maximum-density Still Life&quot;; &quot;CMSL&quot;;&#10;IF([.C59]=&quot;Crossing Minimization&quot;; &quot;CM&quot;;&#10;IF([.C59]=&quot;Graceful Graphs&quot;; &quot;GG&quot;;&#10;IF([.C59]=&quot;Graph Colouring&quot;; &quot;GC&quot;;&#10;IF([.C59]=&quot;Incremental Scheduling&quot;; &quot;IS&quot;;&#10;IF([.C59]=&quot;Knight Tour&quot;; &quot;KT&quot;;&#10;IF([.C59]=&quot;Knight Tour With Holes&quot;; &quot;KTWH&quot;;&#10;IF([.C59]=&quot;Labyrinth&quot;; &quot;L&quot;;&#10;IF([.C59]=&quot;Maximal Clique Problem&quot;; &quot;MCP&quot;;&#10;IF([.C59]=&quot;Nomystery&quot;; &quot;NM&quot;;&#10;IF([.C59]=&quot;Partner Units&quot;; &quot;PU&quot;;&#10;IF([.C59]=&quot;Permutation Pattern Matching&quot;; &quot;PPM&quot;;&#10;IF([.C59]=&quot;Ricochet Robots&quot;; &quot;RR&quot;;&#10;IF([.C59]=&quot;Sokoban&quot;; &quot;S&quot;;&#10;IF([.C59]=&quot;Stable Marriage&quot;; &quot;SM&quot;;&#10;IF([.C59]=&quot;Valves Location Problem&quot;; &quot;VLP&quot;;&#10;IF([.C59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60]=&quot;Connected Maximum-density Still Life&quot;; &quot;CMSL&quot;;&#10;IF([.C60]=&quot;Crossing Minimization&quot;; &quot;CM&quot;;&#10;IF([.C60]=&quot;Graceful Graphs&quot;; &quot;GG&quot;;&#10;IF([.C60]=&quot;Graph Colouring&quot;; &quot;GC&quot;;&#10;IF([.C60]=&quot;Incremental Scheduling&quot;; &quot;IS&quot;;&#10;IF([.C60]=&quot;Knight Tour&quot;; &quot;KT&quot;;&#10;IF([.C60]=&quot;Knight Tour With Holes&quot;; &quot;KTWH&quot;;&#10;IF([.C60]=&quot;Labyrinth&quot;; &quot;L&quot;;&#10;IF([.C60]=&quot;Maximal Clique Problem&quot;; &quot;MCP&quot;;&#10;IF([.C60]=&quot;Nomystery&quot;; &quot;NM&quot;;&#10;IF([.C60]=&quot;Partner Units&quot;; &quot;PU&quot;;&#10;IF([.C60]=&quot;Permutation Pattern Matching&quot;; &quot;PPM&quot;;&#10;IF([.C60]=&quot;Ricochet Robots&quot;; &quot;RR&quot;;&#10;IF([.C60]=&quot;Sokoban&quot;; &quot;S&quot;;&#10;IF([.C60]=&quot;Stable Marriage&quot;; &quot;SM&quot;;&#10;IF([.C60]=&quot;Valves Location Problem&quot;; &quot;VLP&quot;;&#10;IF([.C60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61]=&quot;Connected Maximum-density Still Life&quot;; &quot;CMSL&quot;;&#10;IF([.C61]=&quot;Crossing Minimization&quot;; &quot;CM&quot;;&#10;IF([.C61]=&quot;Graceful Graphs&quot;; &quot;GG&quot;;&#10;IF([.C61]=&quot;Graph Colouring&quot;; &quot;GC&quot;;&#10;IF([.C61]=&quot;Incremental Scheduling&quot;; &quot;IS&quot;;&#10;IF([.C61]=&quot;Knight Tour&quot;; &quot;KT&quot;;&#10;IF([.C61]=&quot;Knight Tour With Holes&quot;; &quot;KTWH&quot;;&#10;IF([.C61]=&quot;Labyrinth&quot;; &quot;L&quot;;&#10;IF([.C61]=&quot;Maximal Clique Problem&quot;; &quot;MCP&quot;;&#10;IF([.C61]=&quot;Nomystery&quot;; &quot;NM&quot;;&#10;IF([.C61]=&quot;Partner Units&quot;; &quot;PU&quot;;&#10;IF([.C61]=&quot;Permutation Pattern Matching&quot;; &quot;PPM&quot;;&#10;IF([.C61]=&quot;Ricochet Robots&quot;; &quot;RR&quot;;&#10;IF([.C61]=&quot;Sokoban&quot;; &quot;S&quot;;&#10;IF([.C61]=&quot;Stable Marriage&quot;; &quot;SM&quot;;&#10;IF([.C61]=&quot;Valves Location Problem&quot;; &quot;VLP&quot;;&#10;IF([.C61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2]=&quot;Connected Maximum-density Still Life&quot;; &quot;CMSL&quot;;&#10;IF([.C62]=&quot;Crossing Minimization&quot;; &quot;CM&quot;;&#10;IF([.C62]=&quot;Graceful Graphs&quot;; &quot;GG&quot;;&#10;IF([.C62]=&quot;Graph Colouring&quot;; &quot;GC&quot;;&#10;IF([.C62]=&quot;Incremental Scheduling&quot;; &quot;IS&quot;;&#10;IF([.C62]=&quot;Knight Tour&quot;; &quot;KT&quot;;&#10;IF([.C62]=&quot;Knight Tour With Holes&quot;; &quot;KTWH&quot;;&#10;IF([.C62]=&quot;Labyrinth&quot;; &quot;L&quot;;&#10;IF([.C62]=&quot;Maximal Clique Problem&quot;; &quot;MCP&quot;;&#10;IF([.C62]=&quot;Nomystery&quot;; &quot;NM&quot;;&#10;IF([.C62]=&quot;Partner Units&quot;; &quot;PU&quot;;&#10;IF([.C62]=&quot;Permutation Pattern Matching&quot;; &quot;PPM&quot;;&#10;IF([.C62]=&quot;Ricochet Robots&quot;; &quot;RR&quot;;&#10;IF([.C62]=&quot;Sokoban&quot;; &quot;S&quot;;&#10;IF([.C62]=&quot;Stable Marriage&quot;; &quot;SM&quot;;&#10;IF([.C62]=&quot;Valves Location Problem&quot;; &quot;VLP&quot;;&#10;IF([.C62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3]=&quot;Connected Maximum-density Still Life&quot;; &quot;CMSL&quot;;&#10;IF([.C63]=&quot;Crossing Minimization&quot;; &quot;CM&quot;;&#10;IF([.C63]=&quot;Graceful Graphs&quot;; &quot;GG&quot;;&#10;IF([.C63]=&quot;Graph Colouring&quot;; &quot;GC&quot;;&#10;IF([.C63]=&quot;Incremental Scheduling&quot;; &quot;IS&quot;;&#10;IF([.C63]=&quot;Knight Tour&quot;; &quot;KT&quot;;&#10;IF([.C63]=&quot;Knight Tour With Holes&quot;; &quot;KTWH&quot;;&#10;IF([.C63]=&quot;Labyrinth&quot;; &quot;L&quot;;&#10;IF([.C63]=&quot;Maximal Clique Problem&quot;; &quot;MCP&quot;;&#10;IF([.C63]=&quot;Nomystery&quot;; &quot;NM&quot;;&#10;IF([.C63]=&quot;Partner Units&quot;; &quot;PU&quot;;&#10;IF([.C63]=&quot;Permutation Pattern Matching&quot;; &quot;PPM&quot;;&#10;IF([.C63]=&quot;Ricochet Robots&quot;; &quot;RR&quot;;&#10;IF([.C63]=&quot;Sokoban&quot;; &quot;S&quot;;&#10;IF([.C63]=&quot;Stable Marriage&quot;; &quot;SM&quot;;&#10;IF([.C63]=&quot;Valves Location Problem&quot;; &quot;VLP&quot;;&#10;IF([.C63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4]=&quot;Connected Maximum-density Still Life&quot;; &quot;CMSL&quot;;&#10;IF([.C64]=&quot;Crossing Minimization&quot;; &quot;CM&quot;;&#10;IF([.C64]=&quot;Graceful Graphs&quot;; &quot;GG&quot;;&#10;IF([.C64]=&quot;Graph Colouring&quot;; &quot;GC&quot;;&#10;IF([.C64]=&quot;Incremental Scheduling&quot;; &quot;IS&quot;;&#10;IF([.C64]=&quot;Knight Tour&quot;; &quot;KT&quot;;&#10;IF([.C64]=&quot;Knight Tour With Holes&quot;; &quot;KTWH&quot;;&#10;IF([.C64]=&quot;Labyrinth&quot;; &quot;L&quot;;&#10;IF([.C64]=&quot;Maximal Clique Problem&quot;; &quot;MCP&quot;;&#10;IF([.C64]=&quot;Nomystery&quot;; &quot;NM&quot;;&#10;IF([.C64]=&quot;Partner Units&quot;; &quot;PU&quot;;&#10;IF([.C64]=&quot;Permutation Pattern Matching&quot;; &quot;PPM&quot;;&#10;IF([.C64]=&quot;Ricochet Robots&quot;; &quot;RR&quot;;&#10;IF([.C64]=&quot;Sokoban&quot;; &quot;S&quot;;&#10;IF([.C64]=&quot;Stable Marriage&quot;; &quot;SM&quot;;&#10;IF([.C64]=&quot;Valves Location Problem&quot;; &quot;VLP&quot;;&#10;IF([.C64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5]=&quot;Connected Maximum-density Still Life&quot;; &quot;CMSL&quot;;&#10;IF([.C65]=&quot;Crossing Minimization&quot;; &quot;CM&quot;;&#10;IF([.C65]=&quot;Graceful Graphs&quot;; &quot;GG&quot;;&#10;IF([.C65]=&quot;Graph Colouring&quot;; &quot;GC&quot;;&#10;IF([.C65]=&quot;Incremental Scheduling&quot;; &quot;IS&quot;;&#10;IF([.C65]=&quot;Knight Tour&quot;; &quot;KT&quot;;&#10;IF([.C65]=&quot;Knight Tour With Holes&quot;; &quot;KTWH&quot;;&#10;IF([.C65]=&quot;Labyrinth&quot;; &quot;L&quot;;&#10;IF([.C65]=&quot;Maximal Clique Problem&quot;; &quot;MCP&quot;;&#10;IF([.C65]=&quot;Nomystery&quot;; &quot;NM&quot;;&#10;IF([.C65]=&quot;Partner Units&quot;; &quot;PU&quot;;&#10;IF([.C65]=&quot;Permutation Pattern Matching&quot;; &quot;PPM&quot;;&#10;IF([.C65]=&quot;Ricochet Robots&quot;; &quot;RR&quot;;&#10;IF([.C65]=&quot;Sokoban&quot;; &quot;S&quot;;&#10;IF([.C65]=&quot;Stable Marriage&quot;; &quot;SM&quot;;&#10;IF([.C65]=&quot;Valves Location Problem&quot;; &quot;VLP&quot;;&#10;IF([.C65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6]=&quot;Connected Maximum-density Still Life&quot;; &quot;CMSL&quot;;&#10;IF([.C66]=&quot;Crossing Minimization&quot;; &quot;CM&quot;;&#10;IF([.C66]=&quot;Graceful Graphs&quot;; &quot;GG&quot;;&#10;IF([.C66]=&quot;Graph Colouring&quot;; &quot;GC&quot;;&#10;IF([.C66]=&quot;Incremental Scheduling&quot;; &quot;IS&quot;;&#10;IF([.C66]=&quot;Knight Tour&quot;; &quot;KT&quot;;&#10;IF([.C66]=&quot;Knight Tour With Holes&quot;; &quot;KTWH&quot;;&#10;IF([.C66]=&quot;Labyrinth&quot;; &quot;L&quot;;&#10;IF([.C66]=&quot;Maximal Clique Problem&quot;; &quot;MCP&quot;;&#10;IF([.C66]=&quot;Nomystery&quot;; &quot;NM&quot;;&#10;IF([.C66]=&quot;Partner Units&quot;; &quot;PU&quot;;&#10;IF([.C66]=&quot;Permutation Pattern Matching&quot;; &quot;PPM&quot;;&#10;IF([.C66]=&quot;Ricochet Robots&quot;; &quot;RR&quot;;&#10;IF([.C66]=&quot;Sokoban&quot;; &quot;S&quot;;&#10;IF([.C66]=&quot;Stable Marriage&quot;; &quot;SM&quot;;&#10;IF([.C66]=&quot;Valves Location Problem&quot;; &quot;VLP&quot;;&#10;IF([.C66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7]=&quot;Connected Maximum-density Still Life&quot;; &quot;CMSL&quot;;&#10;IF([.C67]=&quot;Crossing Minimization&quot;; &quot;CM&quot;;&#10;IF([.C67]=&quot;Graceful Graphs&quot;; &quot;GG&quot;;&#10;IF([.C67]=&quot;Graph Colouring&quot;; &quot;GC&quot;;&#10;IF([.C67]=&quot;Incremental Scheduling&quot;; &quot;IS&quot;;&#10;IF([.C67]=&quot;Knight Tour&quot;; &quot;KT&quot;;&#10;IF([.C67]=&quot;Knight Tour With Holes&quot;; &quot;KTWH&quot;;&#10;IF([.C67]=&quot;Labyrinth&quot;; &quot;L&quot;;&#10;IF([.C67]=&quot;Maximal Clique Problem&quot;; &quot;MCP&quot;;&#10;IF([.C67]=&quot;Nomystery&quot;; &quot;NM&quot;;&#10;IF([.C67]=&quot;Partner Units&quot;; &quot;PU&quot;;&#10;IF([.C67]=&quot;Permutation Pattern Matching&quot;; &quot;PPM&quot;;&#10;IF([.C67]=&quot;Ricochet Robots&quot;; &quot;RR&quot;;&#10;IF([.C67]=&quot;Sokoban&quot;; &quot;S&quot;;&#10;IF([.C67]=&quot;Stable Marriage&quot;; &quot;SM&quot;;&#10;IF([.C67]=&quot;Valves Location Problem&quot;; &quot;VLP&quot;;&#10;IF([.C67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8]=&quot;Connected Maximum-density Still Life&quot;; &quot;CMSL&quot;;&#10;IF([.C68]=&quot;Crossing Minimization&quot;; &quot;CM&quot;;&#10;IF([.C68]=&quot;Graceful Graphs&quot;; &quot;GG&quot;;&#10;IF([.C68]=&quot;Graph Colouring&quot;; &quot;GC&quot;;&#10;IF([.C68]=&quot;Incremental Scheduling&quot;; &quot;IS&quot;;&#10;IF([.C68]=&quot;Knight Tour&quot;; &quot;KT&quot;;&#10;IF([.C68]=&quot;Knight Tour With Holes&quot;; &quot;KTWH&quot;;&#10;IF([.C68]=&quot;Labyrinth&quot;; &quot;L&quot;;&#10;IF([.C68]=&quot;Maximal Clique Problem&quot;; &quot;MCP&quot;;&#10;IF([.C68]=&quot;Nomystery&quot;; &quot;NM&quot;;&#10;IF([.C68]=&quot;Partner Units&quot;; &quot;PU&quot;;&#10;IF([.C68]=&quot;Permutation Pattern Matching&quot;; &quot;PPM&quot;;&#10;IF([.C68]=&quot;Ricochet Robots&quot;; &quot;RR&quot;;&#10;IF([.C68]=&quot;Sokoban&quot;; &quot;S&quot;;&#10;IF([.C68]=&quot;Stable Marriage&quot;; &quot;SM&quot;;&#10;IF([.C68]=&quot;Valves Location Problem&quot;; &quot;VLP&quot;;&#10;IF([.C68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9]=&quot;Connected Maximum-density Still Life&quot;; &quot;CMSL&quot;;&#10;IF([.C69]=&quot;Crossing Minimization&quot;; &quot;CM&quot;;&#10;IF([.C69]=&quot;Graceful Graphs&quot;; &quot;GG&quot;;&#10;IF([.C69]=&quot;Graph Colouring&quot;; &quot;GC&quot;;&#10;IF([.C69]=&quot;Incremental Scheduling&quot;; &quot;IS&quot;;&#10;IF([.C69]=&quot;Knight Tour&quot;; &quot;KT&quot;;&#10;IF([.C69]=&quot;Knight Tour With Holes&quot;; &quot;KTWH&quot;;&#10;IF([.C69]=&quot;Labyrinth&quot;; &quot;L&quot;;&#10;IF([.C69]=&quot;Maximal Clique Problem&quot;; &quot;MCP&quot;;&#10;IF([.C69]=&quot;Nomystery&quot;; &quot;NM&quot;;&#10;IF([.C69]=&quot;Partner Units&quot;; &quot;PU&quot;;&#10;IF([.C69]=&quot;Permutation Pattern Matching&quot;; &quot;PPM&quot;;&#10;IF([.C69]=&quot;Ricochet Robots&quot;; &quot;RR&quot;;&#10;IF([.C69]=&quot;Sokoban&quot;; &quot;S&quot;;&#10;IF([.C69]=&quot;Stable Marriage&quot;; &quot;SM&quot;;&#10;IF([.C69]=&quot;Valves Location Problem&quot;; &quot;VLP&quot;;&#10;IF([.C69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70]=&quot;Connected Maximum-density Still Life&quot;; &quot;CMSL&quot;;&#10;IF([.C70]=&quot;Crossing Minimization&quot;; &quot;CM&quot;;&#10;IF([.C70]=&quot;Graceful Graphs&quot;; &quot;GG&quot;;&#10;IF([.C70]=&quot;Graph Colouring&quot;; &quot;GC&quot;;&#10;IF([.C70]=&quot;Incremental Scheduling&quot;; &quot;IS&quot;;&#10;IF([.C70]=&quot;Knight Tour&quot;; &quot;KT&quot;;&#10;IF([.C70]=&quot;Knight Tour With Holes&quot;; &quot;KTWH&quot;;&#10;IF([.C70]=&quot;Labyrinth&quot;; &quot;L&quot;;&#10;IF([.C70]=&quot;Maximal Clique Problem&quot;; &quot;MCP&quot;;&#10;IF([.C70]=&quot;Nomystery&quot;; &quot;NM&quot;;&#10;IF([.C70]=&quot;Partner Units&quot;; &quot;PU&quot;;&#10;IF([.C70]=&quot;Permutation Pattern Matching&quot;; &quot;PPM&quot;;&#10;IF([.C70]=&quot;Ricochet Robots&quot;; &quot;RR&quot;;&#10;IF([.C70]=&quot;Sokoban&quot;; &quot;S&quot;;&#10;IF([.C70]=&quot;Stable Marriage&quot;; &quot;SM&quot;;&#10;IF([.C70]=&quot;Valves Location Problem&quot;; &quot;VLP&quot;;&#10;IF([.C70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71]=&quot;Connected Maximum-density Still Life&quot;; &quot;CMSL&quot;;&#10;IF([.C71]=&quot;Crossing Minimization&quot;; &quot;CM&quot;;&#10;IF([.C71]=&quot;Graceful Graphs&quot;; &quot;GG&quot;;&#10;IF([.C71]=&quot;Graph Colouring&quot;; &quot;GC&quot;;&#10;IF([.C71]=&quot;Incremental Scheduling&quot;; &quot;IS&quot;;&#10;IF([.C71]=&quot;Knight Tour&quot;; &quot;KT&quot;;&#10;IF([.C71]=&quot;Knight Tour With Holes&quot;; &quot;KTWH&quot;;&#10;IF([.C71]=&quot;Labyrinth&quot;; &quot;L&quot;;&#10;IF([.C71]=&quot;Maximal Clique Problem&quot;; &quot;MCP&quot;;&#10;IF([.C71]=&quot;Nomystery&quot;; &quot;NM&quot;;&#10;IF([.C71]=&quot;Partner Units&quot;; &quot;PU&quot;;&#10;IF([.C71]=&quot;Permutation Pattern Matching&quot;; &quot;PPM&quot;;&#10;IF([.C71]=&quot;Ricochet Robots&quot;; &quot;RR&quot;;&#10;IF([.C71]=&quot;Sokoban&quot;; &quot;S&quot;;&#10;IF([.C71]=&quot;Stable Marriage&quot;; &quot;SM&quot;;&#10;IF([.C71]=&quot;Valves Location Problem&quot;; &quot;VLP&quot;;&#10;IF([.C71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2]=&quot;Connected Maximum-density Still Life&quot;; &quot;CMSL&quot;;&#10;IF([.C72]=&quot;Crossing Minimization&quot;; &quot;CM&quot;;&#10;IF([.C72]=&quot;Graceful Graphs&quot;; &quot;GG&quot;;&#10;IF([.C72]=&quot;Graph Colouring&quot;; &quot;GC&quot;;&#10;IF([.C72]=&quot;Incremental Scheduling&quot;; &quot;IS&quot;;&#10;IF([.C72]=&quot;Knight Tour&quot;; &quot;KT&quot;;&#10;IF([.C72]=&quot;Knight Tour With Holes&quot;; &quot;KTWH&quot;;&#10;IF([.C72]=&quot;Labyrinth&quot;; &quot;L&quot;;&#10;IF([.C72]=&quot;Maximal Clique Problem&quot;; &quot;MCP&quot;;&#10;IF([.C72]=&quot;Nomystery&quot;; &quot;NM&quot;;&#10;IF([.C72]=&quot;Partner Units&quot;; &quot;PU&quot;;&#10;IF([.C72]=&quot;Permutation Pattern Matching&quot;; &quot;PPM&quot;;&#10;IF([.C72]=&quot;Ricochet Robots&quot;; &quot;RR&quot;;&#10;IF([.C72]=&quot;Sokoban&quot;; &quot;S&quot;;&#10;IF([.C72]=&quot;Stable Marriage&quot;; &quot;SM&quot;;&#10;IF([.C72]=&quot;Valves Location Problem&quot;; &quot;VLP&quot;;&#10;IF([.C7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3]=&quot;Connected Maximum-density Still Life&quot;; &quot;CMSL&quot;;&#10;IF([.C73]=&quot;Crossing Minimization&quot;; &quot;CM&quot;;&#10;IF([.C73]=&quot;Graceful Graphs&quot;; &quot;GG&quot;;&#10;IF([.C73]=&quot;Graph Colouring&quot;; &quot;GC&quot;;&#10;IF([.C73]=&quot;Incremental Scheduling&quot;; &quot;IS&quot;;&#10;IF([.C73]=&quot;Knight Tour&quot;; &quot;KT&quot;;&#10;IF([.C73]=&quot;Knight Tour With Holes&quot;; &quot;KTWH&quot;;&#10;IF([.C73]=&quot;Labyrinth&quot;; &quot;L&quot;;&#10;IF([.C73]=&quot;Maximal Clique Problem&quot;; &quot;MCP&quot;;&#10;IF([.C73]=&quot;Nomystery&quot;; &quot;NM&quot;;&#10;IF([.C73]=&quot;Partner Units&quot;; &quot;PU&quot;;&#10;IF([.C73]=&quot;Permutation Pattern Matching&quot;; &quot;PPM&quot;;&#10;IF([.C73]=&quot;Ricochet Robots&quot;; &quot;RR&quot;;&#10;IF([.C73]=&quot;Sokoban&quot;; &quot;S&quot;;&#10;IF([.C73]=&quot;Stable Marriage&quot;; &quot;SM&quot;;&#10;IF([.C73]=&quot;Valves Location Problem&quot;; &quot;VLP&quot;;&#10;IF([.C7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4]=&quot;Connected Maximum-density Still Life&quot;; &quot;CMSL&quot;;&#10;IF([.C74]=&quot;Crossing Minimization&quot;; &quot;CM&quot;;&#10;IF([.C74]=&quot;Graceful Graphs&quot;; &quot;GG&quot;;&#10;IF([.C74]=&quot;Graph Colouring&quot;; &quot;GC&quot;;&#10;IF([.C74]=&quot;Incremental Scheduling&quot;; &quot;IS&quot;;&#10;IF([.C74]=&quot;Knight Tour&quot;; &quot;KT&quot;;&#10;IF([.C74]=&quot;Knight Tour With Holes&quot;; &quot;KTWH&quot;;&#10;IF([.C74]=&quot;Labyrinth&quot;; &quot;L&quot;;&#10;IF([.C74]=&quot;Maximal Clique Problem&quot;; &quot;MCP&quot;;&#10;IF([.C74]=&quot;Nomystery&quot;; &quot;NM&quot;;&#10;IF([.C74]=&quot;Partner Units&quot;; &quot;PU&quot;;&#10;IF([.C74]=&quot;Permutation Pattern Matching&quot;; &quot;PPM&quot;;&#10;IF([.C74]=&quot;Ricochet Robots&quot;; &quot;RR&quot;;&#10;IF([.C74]=&quot;Sokoban&quot;; &quot;S&quot;;&#10;IF([.C74]=&quot;Stable Marriage&quot;; &quot;SM&quot;;&#10;IF([.C74]=&quot;Valves Location Problem&quot;; &quot;VLP&quot;;&#10;IF([.C74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5]=&quot;Connected Maximum-density Still Life&quot;; &quot;CMSL&quot;;&#10;IF([.C75]=&quot;Crossing Minimization&quot;; &quot;CM&quot;;&#10;IF([.C75]=&quot;Graceful Graphs&quot;; &quot;GG&quot;;&#10;IF([.C75]=&quot;Graph Colouring&quot;; &quot;GC&quot;;&#10;IF([.C75]=&quot;Incremental Scheduling&quot;; &quot;IS&quot;;&#10;IF([.C75]=&quot;Knight Tour&quot;; &quot;KT&quot;;&#10;IF([.C75]=&quot;Knight Tour With Holes&quot;; &quot;KTWH&quot;;&#10;IF([.C75]=&quot;Labyrinth&quot;; &quot;L&quot;;&#10;IF([.C75]=&quot;Maximal Clique Problem&quot;; &quot;MCP&quot;;&#10;IF([.C75]=&quot;Nomystery&quot;; &quot;NM&quot;;&#10;IF([.C75]=&quot;Partner Units&quot;; &quot;PU&quot;;&#10;IF([.C75]=&quot;Permutation Pattern Matching&quot;; &quot;PPM&quot;;&#10;IF([.C75]=&quot;Ricochet Robots&quot;; &quot;RR&quot;;&#10;IF([.C75]=&quot;Sokoban&quot;; &quot;S&quot;;&#10;IF([.C75]=&quot;Stable Marriage&quot;; &quot;SM&quot;;&#10;IF([.C75]=&quot;Valves Location Problem&quot;; &quot;VLP&quot;;&#10;IF([.C75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6]=&quot;Connected Maximum-density Still Life&quot;; &quot;CMSL&quot;;&#10;IF([.C76]=&quot;Crossing Minimization&quot;; &quot;CM&quot;;&#10;IF([.C76]=&quot;Graceful Graphs&quot;; &quot;GG&quot;;&#10;IF([.C76]=&quot;Graph Colouring&quot;; &quot;GC&quot;;&#10;IF([.C76]=&quot;Incremental Scheduling&quot;; &quot;IS&quot;;&#10;IF([.C76]=&quot;Knight Tour&quot;; &quot;KT&quot;;&#10;IF([.C76]=&quot;Knight Tour With Holes&quot;; &quot;KTWH&quot;;&#10;IF([.C76]=&quot;Labyrinth&quot;; &quot;L&quot;;&#10;IF([.C76]=&quot;Maximal Clique Problem&quot;; &quot;MCP&quot;;&#10;IF([.C76]=&quot;Nomystery&quot;; &quot;NM&quot;;&#10;IF([.C76]=&quot;Partner Units&quot;; &quot;PU&quot;;&#10;IF([.C76]=&quot;Permutation Pattern Matching&quot;; &quot;PPM&quot;;&#10;IF([.C76]=&quot;Ricochet Robots&quot;; &quot;RR&quot;;&#10;IF([.C76]=&quot;Sokoban&quot;; &quot;S&quot;;&#10;IF([.C76]=&quot;Stable Marriage&quot;; &quot;SM&quot;;&#10;IF([.C76]=&quot;Valves Location Problem&quot;; &quot;VLP&quot;;&#10;IF([.C76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7]=&quot;Connected Maximum-density Still Life&quot;; &quot;CMSL&quot;;&#10;IF([.C77]=&quot;Crossing Minimization&quot;; &quot;CM&quot;;&#10;IF([.C77]=&quot;Graceful Graphs&quot;; &quot;GG&quot;;&#10;IF([.C77]=&quot;Graph Colouring&quot;; &quot;GC&quot;;&#10;IF([.C77]=&quot;Incremental Scheduling&quot;; &quot;IS&quot;;&#10;IF([.C77]=&quot;Knight Tour&quot;; &quot;KT&quot;;&#10;IF([.C77]=&quot;Knight Tour With Holes&quot;; &quot;KTWH&quot;;&#10;IF([.C77]=&quot;Labyrinth&quot;; &quot;L&quot;;&#10;IF([.C77]=&quot;Maximal Clique Problem&quot;; &quot;MCP&quot;;&#10;IF([.C77]=&quot;Nomystery&quot;; &quot;NM&quot;;&#10;IF([.C77]=&quot;Partner Units&quot;; &quot;PU&quot;;&#10;IF([.C77]=&quot;Permutation Pattern Matching&quot;; &quot;PPM&quot;;&#10;IF([.C77]=&quot;Ricochet Robots&quot;; &quot;RR&quot;;&#10;IF([.C77]=&quot;Sokoban&quot;; &quot;S&quot;;&#10;IF([.C77]=&quot;Stable Marriage&quot;; &quot;SM&quot;;&#10;IF([.C77]=&quot;Valves Location Problem&quot;; &quot;VLP&quot;;&#10;IF([.C77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8]=&quot;Connected Maximum-density Still Life&quot;; &quot;CMSL&quot;;&#10;IF([.C78]=&quot;Crossing Minimization&quot;; &quot;CM&quot;;&#10;IF([.C78]=&quot;Graceful Graphs&quot;; &quot;GG&quot;;&#10;IF([.C78]=&quot;Graph Colouring&quot;; &quot;GC&quot;;&#10;IF([.C78]=&quot;Incremental Scheduling&quot;; &quot;IS&quot;;&#10;IF([.C78]=&quot;Knight Tour&quot;; &quot;KT&quot;;&#10;IF([.C78]=&quot;Knight Tour With Holes&quot;; &quot;KTWH&quot;;&#10;IF([.C78]=&quot;Labyrinth&quot;; &quot;L&quot;;&#10;IF([.C78]=&quot;Maximal Clique Problem&quot;; &quot;MCP&quot;;&#10;IF([.C78]=&quot;Nomystery&quot;; &quot;NM&quot;;&#10;IF([.C78]=&quot;Partner Units&quot;; &quot;PU&quot;;&#10;IF([.C78]=&quot;Permutation Pattern Matching&quot;; &quot;PPM&quot;;&#10;IF([.C78]=&quot;Ricochet Robots&quot;; &quot;RR&quot;;&#10;IF([.C78]=&quot;Sokoban&quot;; &quot;S&quot;;&#10;IF([.C78]=&quot;Stable Marriage&quot;; &quot;SM&quot;;&#10;IF([.C78]=&quot;Valves Location Problem&quot;; &quot;VLP&quot;;&#10;IF([.C78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9]=&quot;Connected Maximum-density Still Life&quot;; &quot;CMSL&quot;;&#10;IF([.C79]=&quot;Crossing Minimization&quot;; &quot;CM&quot;;&#10;IF([.C79]=&quot;Graceful Graphs&quot;; &quot;GG&quot;;&#10;IF([.C79]=&quot;Graph Colouring&quot;; &quot;GC&quot;;&#10;IF([.C79]=&quot;Incremental Scheduling&quot;; &quot;IS&quot;;&#10;IF([.C79]=&quot;Knight Tour&quot;; &quot;KT&quot;;&#10;IF([.C79]=&quot;Knight Tour With Holes&quot;; &quot;KTWH&quot;;&#10;IF([.C79]=&quot;Labyrinth&quot;; &quot;L&quot;;&#10;IF([.C79]=&quot;Maximal Clique Problem&quot;; &quot;MCP&quot;;&#10;IF([.C79]=&quot;Nomystery&quot;; &quot;NM&quot;;&#10;IF([.C79]=&quot;Partner Units&quot;; &quot;PU&quot;;&#10;IF([.C79]=&quot;Permutation Pattern Matching&quot;; &quot;PPM&quot;;&#10;IF([.C79]=&quot;Ricochet Robots&quot;; &quot;RR&quot;;&#10;IF([.C79]=&quot;Sokoban&quot;; &quot;S&quot;;&#10;IF([.C79]=&quot;Stable Marriage&quot;; &quot;SM&quot;;&#10;IF([.C79]=&quot;Valves Location Problem&quot;; &quot;VLP&quot;;&#10;IF([.C79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80]=&quot;Connected Maximum-density Still Life&quot;; &quot;CMSL&quot;;&#10;IF([.C80]=&quot;Crossing Minimization&quot;; &quot;CM&quot;;&#10;IF([.C80]=&quot;Graceful Graphs&quot;; &quot;GG&quot;;&#10;IF([.C80]=&quot;Graph Colouring&quot;; &quot;GC&quot;;&#10;IF([.C80]=&quot;Incremental Scheduling&quot;; &quot;IS&quot;;&#10;IF([.C80]=&quot;Knight Tour&quot;; &quot;KT&quot;;&#10;IF([.C80]=&quot;Knight Tour With Holes&quot;; &quot;KTWH&quot;;&#10;IF([.C80]=&quot;Labyrinth&quot;; &quot;L&quot;;&#10;IF([.C80]=&quot;Maximal Clique Problem&quot;; &quot;MCP&quot;;&#10;IF([.C80]=&quot;Nomystery&quot;; &quot;NM&quot;;&#10;IF([.C80]=&quot;Partner Units&quot;; &quot;PU&quot;;&#10;IF([.C80]=&quot;Permutation Pattern Matching&quot;; &quot;PPM&quot;;&#10;IF([.C80]=&quot;Ricochet Robots&quot;; &quot;RR&quot;;&#10;IF([.C80]=&quot;Sokoban&quot;; &quot;S&quot;;&#10;IF([.C80]=&quot;Stable Marriage&quot;; &quot;SM&quot;;&#10;IF([.C80]=&quot;Valves Location Problem&quot;; &quot;VLP&quot;;&#10;IF([.C8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81]=&quot;Connected Maximum-density Still Life&quot;; &quot;CMSL&quot;;&#10;IF([.C81]=&quot;Crossing Minimization&quot;; &quot;CM&quot;;&#10;IF([.C81]=&quot;Graceful Graphs&quot;; &quot;GG&quot;;&#10;IF([.C81]=&quot;Graph Colouring&quot;; &quot;GC&quot;;&#10;IF([.C81]=&quot;Incremental Scheduling&quot;; &quot;IS&quot;;&#10;IF([.C81]=&quot;Knight Tour&quot;; &quot;KT&quot;;&#10;IF([.C81]=&quot;Knight Tour With Holes&quot;; &quot;KTWH&quot;;&#10;IF([.C81]=&quot;Labyrinth&quot;; &quot;L&quot;;&#10;IF([.C81]=&quot;Maximal Clique Problem&quot;; &quot;MCP&quot;;&#10;IF([.C81]=&quot;Nomystery&quot;; &quot;NM&quot;;&#10;IF([.C81]=&quot;Partner Units&quot;; &quot;PU&quot;;&#10;IF([.C81]=&quot;Permutation Pattern Matching&quot;; &quot;PPM&quot;;&#10;IF([.C81]=&quot;Ricochet Robots&quot;; &quot;RR&quot;;&#10;IF([.C81]=&quot;Sokoban&quot;; &quot;S&quot;;&#10;IF([.C81]=&quot;Stable Marriage&quot;; &quot;SM&quot;;&#10;IF([.C81]=&quot;Valves Location Problem&quot;; &quot;VLP&quot;;&#10;IF([.C8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2]=&quot;Connected Maximum-density Still Life&quot;; &quot;CMSL&quot;;&#10;IF([.C82]=&quot;Crossing Minimization&quot;; &quot;CM&quot;;&#10;IF([.C82]=&quot;Graceful Graphs&quot;; &quot;GG&quot;;&#10;IF([.C82]=&quot;Graph Colouring&quot;; &quot;GC&quot;;&#10;IF([.C82]=&quot;Incremental Scheduling&quot;; &quot;IS&quot;;&#10;IF([.C82]=&quot;Knight Tour&quot;; &quot;KT&quot;;&#10;IF([.C82]=&quot;Knight Tour With Holes&quot;; &quot;KTWH&quot;;&#10;IF([.C82]=&quot;Labyrinth&quot;; &quot;L&quot;;&#10;IF([.C82]=&quot;Maximal Clique Problem&quot;; &quot;MCP&quot;;&#10;IF([.C82]=&quot;Nomystery&quot;; &quot;NM&quot;;&#10;IF([.C82]=&quot;Partner Units&quot;; &quot;PU&quot;;&#10;IF([.C82]=&quot;Permutation Pattern Matching&quot;; &quot;PPM&quot;;&#10;IF([.C82]=&quot;Ricochet Robots&quot;; &quot;RR&quot;;&#10;IF([.C82]=&quot;Sokoban&quot;; &quot;S&quot;;&#10;IF([.C82]=&quot;Stable Marriage&quot;; &quot;SM&quot;;&#10;IF([.C82]=&quot;Valves Location Problem&quot;; &quot;VLP&quot;;&#10;IF([.C82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3]=&quot;Connected Maximum-density Still Life&quot;; &quot;CMSL&quot;;&#10;IF([.C83]=&quot;Crossing Minimization&quot;; &quot;CM&quot;;&#10;IF([.C83]=&quot;Graceful Graphs&quot;; &quot;GG&quot;;&#10;IF([.C83]=&quot;Graph Colouring&quot;; &quot;GC&quot;;&#10;IF([.C83]=&quot;Incremental Scheduling&quot;; &quot;IS&quot;;&#10;IF([.C83]=&quot;Knight Tour&quot;; &quot;KT&quot;;&#10;IF([.C83]=&quot;Knight Tour With Holes&quot;; &quot;KTWH&quot;;&#10;IF([.C83]=&quot;Labyrinth&quot;; &quot;L&quot;;&#10;IF([.C83]=&quot;Maximal Clique Problem&quot;; &quot;MCP&quot;;&#10;IF([.C83]=&quot;Nomystery&quot;; &quot;NM&quot;;&#10;IF([.C83]=&quot;Partner Units&quot;; &quot;PU&quot;;&#10;IF([.C83]=&quot;Permutation Pattern Matching&quot;; &quot;PPM&quot;;&#10;IF([.C83]=&quot;Ricochet Robots&quot;; &quot;RR&quot;;&#10;IF([.C83]=&quot;Sokoban&quot;; &quot;S&quot;;&#10;IF([.C83]=&quot;Stable Marriage&quot;; &quot;SM&quot;;&#10;IF([.C83]=&quot;Valves Location Problem&quot;; &quot;VLP&quot;;&#10;IF([.C83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4]=&quot;Connected Maximum-density Still Life&quot;; &quot;CMSL&quot;;&#10;IF([.C84]=&quot;Crossing Minimization&quot;; &quot;CM&quot;;&#10;IF([.C84]=&quot;Graceful Graphs&quot;; &quot;GG&quot;;&#10;IF([.C84]=&quot;Graph Colouring&quot;; &quot;GC&quot;;&#10;IF([.C84]=&quot;Incremental Scheduling&quot;; &quot;IS&quot;;&#10;IF([.C84]=&quot;Knight Tour&quot;; &quot;KT&quot;;&#10;IF([.C84]=&quot;Knight Tour With Holes&quot;; &quot;KTWH&quot;;&#10;IF([.C84]=&quot;Labyrinth&quot;; &quot;L&quot;;&#10;IF([.C84]=&quot;Maximal Clique Problem&quot;; &quot;MCP&quot;;&#10;IF([.C84]=&quot;Nomystery&quot;; &quot;NM&quot;;&#10;IF([.C84]=&quot;Partner Units&quot;; &quot;PU&quot;;&#10;IF([.C84]=&quot;Permutation Pattern Matching&quot;; &quot;PPM&quot;;&#10;IF([.C84]=&quot;Ricochet Robots&quot;; &quot;RR&quot;;&#10;IF([.C84]=&quot;Sokoban&quot;; &quot;S&quot;;&#10;IF([.C84]=&quot;Stable Marriage&quot;; &quot;SM&quot;;&#10;IF([.C84]=&quot;Valves Location Problem&quot;; &quot;VLP&quot;;&#10;IF([.C84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5]=&quot;Connected Maximum-density Still Life&quot;; &quot;CMSL&quot;;&#10;IF([.C85]=&quot;Crossing Minimization&quot;; &quot;CM&quot;;&#10;IF([.C85]=&quot;Graceful Graphs&quot;; &quot;GG&quot;;&#10;IF([.C85]=&quot;Graph Colouring&quot;; &quot;GC&quot;;&#10;IF([.C85]=&quot;Incremental Scheduling&quot;; &quot;IS&quot;;&#10;IF([.C85]=&quot;Knight Tour&quot;; &quot;KT&quot;;&#10;IF([.C85]=&quot;Knight Tour With Holes&quot;; &quot;KTWH&quot;;&#10;IF([.C85]=&quot;Labyrinth&quot;; &quot;L&quot;;&#10;IF([.C85]=&quot;Maximal Clique Problem&quot;; &quot;MCP&quot;;&#10;IF([.C85]=&quot;Nomystery&quot;; &quot;NM&quot;;&#10;IF([.C85]=&quot;Partner Units&quot;; &quot;PU&quot;;&#10;IF([.C85]=&quot;Permutation Pattern Matching&quot;; &quot;PPM&quot;;&#10;IF([.C85]=&quot;Ricochet Robots&quot;; &quot;RR&quot;;&#10;IF([.C85]=&quot;Sokoban&quot;; &quot;S&quot;;&#10;IF([.C85]=&quot;Stable Marriage&quot;; &quot;SM&quot;;&#10;IF([.C85]=&quot;Valves Location Problem&quot;; &quot;VLP&quot;;&#10;IF([.C85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6]=&quot;Connected Maximum-density Still Life&quot;; &quot;CMSL&quot;;&#10;IF([.C86]=&quot;Crossing Minimization&quot;; &quot;CM&quot;;&#10;IF([.C86]=&quot;Graceful Graphs&quot;; &quot;GG&quot;;&#10;IF([.C86]=&quot;Graph Colouring&quot;; &quot;GC&quot;;&#10;IF([.C86]=&quot;Incremental Scheduling&quot;; &quot;IS&quot;;&#10;IF([.C86]=&quot;Knight Tour&quot;; &quot;KT&quot;;&#10;IF([.C86]=&quot;Knight Tour With Holes&quot;; &quot;KTWH&quot;;&#10;IF([.C86]=&quot;Labyrinth&quot;; &quot;L&quot;;&#10;IF([.C86]=&quot;Maximal Clique Problem&quot;; &quot;MCP&quot;;&#10;IF([.C86]=&quot;Nomystery&quot;; &quot;NM&quot;;&#10;IF([.C86]=&quot;Partner Units&quot;; &quot;PU&quot;;&#10;IF([.C86]=&quot;Permutation Pattern Matching&quot;; &quot;PPM&quot;;&#10;IF([.C86]=&quot;Ricochet Robots&quot;; &quot;RR&quot;;&#10;IF([.C86]=&quot;Sokoban&quot;; &quot;S&quot;;&#10;IF([.C86]=&quot;Stable Marriage&quot;; &quot;SM&quot;;&#10;IF([.C86]=&quot;Valves Location Problem&quot;; &quot;VLP&quot;;&#10;IF([.C86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7]=&quot;Connected Maximum-density Still Life&quot;; &quot;CMSL&quot;;&#10;IF([.C87]=&quot;Crossing Minimization&quot;; &quot;CM&quot;;&#10;IF([.C87]=&quot;Graceful Graphs&quot;; &quot;GG&quot;;&#10;IF([.C87]=&quot;Graph Colouring&quot;; &quot;GC&quot;;&#10;IF([.C87]=&quot;Incremental Scheduling&quot;; &quot;IS&quot;;&#10;IF([.C87]=&quot;Knight Tour&quot;; &quot;KT&quot;;&#10;IF([.C87]=&quot;Knight Tour With Holes&quot;; &quot;KTWH&quot;;&#10;IF([.C87]=&quot;Labyrinth&quot;; &quot;L&quot;;&#10;IF([.C87]=&quot;Maximal Clique Problem&quot;; &quot;MCP&quot;;&#10;IF([.C87]=&quot;Nomystery&quot;; &quot;NM&quot;;&#10;IF([.C87]=&quot;Partner Units&quot;; &quot;PU&quot;;&#10;IF([.C87]=&quot;Permutation Pattern Matching&quot;; &quot;PPM&quot;;&#10;IF([.C87]=&quot;Ricochet Robots&quot;; &quot;RR&quot;;&#10;IF([.C87]=&quot;Sokoban&quot;; &quot;S&quot;;&#10;IF([.C87]=&quot;Stable Marriage&quot;; &quot;SM&quot;;&#10;IF([.C87]=&quot;Valves Location Problem&quot;; &quot;VLP&quot;;&#10;IF([.C87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8]=&quot;Connected Maximum-density Still Life&quot;; &quot;CMSL&quot;;&#10;IF([.C88]=&quot;Crossing Minimization&quot;; &quot;CM&quot;;&#10;IF([.C88]=&quot;Graceful Graphs&quot;; &quot;GG&quot;;&#10;IF([.C88]=&quot;Graph Colouring&quot;; &quot;GC&quot;;&#10;IF([.C88]=&quot;Incremental Scheduling&quot;; &quot;IS&quot;;&#10;IF([.C88]=&quot;Knight Tour&quot;; &quot;KT&quot;;&#10;IF([.C88]=&quot;Knight Tour With Holes&quot;; &quot;KTWH&quot;;&#10;IF([.C88]=&quot;Labyrinth&quot;; &quot;L&quot;;&#10;IF([.C88]=&quot;Maximal Clique Problem&quot;; &quot;MCP&quot;;&#10;IF([.C88]=&quot;Nomystery&quot;; &quot;NM&quot;;&#10;IF([.C88]=&quot;Partner Units&quot;; &quot;PU&quot;;&#10;IF([.C88]=&quot;Permutation Pattern Matching&quot;; &quot;PPM&quot;;&#10;IF([.C88]=&quot;Ricochet Robots&quot;; &quot;RR&quot;;&#10;IF([.C88]=&quot;Sokoban&quot;; &quot;S&quot;;&#10;IF([.C88]=&quot;Stable Marriage&quot;; &quot;SM&quot;;&#10;IF([.C88]=&quot;Valves Location Problem&quot;; &quot;VLP&quot;;&#10;IF([.C88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9]=&quot;Connected Maximum-density Still Life&quot;; &quot;CMSL&quot;;&#10;IF([.C89]=&quot;Crossing Minimization&quot;; &quot;CM&quot;;&#10;IF([.C89]=&quot;Graceful Graphs&quot;; &quot;GG&quot;;&#10;IF([.C89]=&quot;Graph Colouring&quot;; &quot;GC&quot;;&#10;IF([.C89]=&quot;Incremental Scheduling&quot;; &quot;IS&quot;;&#10;IF([.C89]=&quot;Knight Tour&quot;; &quot;KT&quot;;&#10;IF([.C89]=&quot;Knight Tour With Holes&quot;; &quot;KTWH&quot;;&#10;IF([.C89]=&quot;Labyrinth&quot;; &quot;L&quot;;&#10;IF([.C89]=&quot;Maximal Clique Problem&quot;; &quot;MCP&quot;;&#10;IF([.C89]=&quot;Nomystery&quot;; &quot;NM&quot;;&#10;IF([.C89]=&quot;Partner Units&quot;; &quot;PU&quot;;&#10;IF([.C89]=&quot;Permutation Pattern Matching&quot;; &quot;PPM&quot;;&#10;IF([.C89]=&quot;Ricochet Robots&quot;; &quot;RR&quot;;&#10;IF([.C89]=&quot;Sokoban&quot;; &quot;S&quot;;&#10;IF([.C89]=&quot;Stable Marriage&quot;; &quot;SM&quot;;&#10;IF([.C89]=&quot;Valves Location Problem&quot;; &quot;VLP&quot;;&#10;IF([.C89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90]=&quot;Connected Maximum-density Still Life&quot;; &quot;CMSL&quot;;&#10;IF([.C90]=&quot;Crossing Minimization&quot;; &quot;CM&quot;;&#10;IF([.C90]=&quot;Graceful Graphs&quot;; &quot;GG&quot;;&#10;IF([.C90]=&quot;Graph Colouring&quot;; &quot;GC&quot;;&#10;IF([.C90]=&quot;Incremental Scheduling&quot;; &quot;IS&quot;;&#10;IF([.C90]=&quot;Knight Tour&quot;; &quot;KT&quot;;&#10;IF([.C90]=&quot;Knight Tour With Holes&quot;; &quot;KTWH&quot;;&#10;IF([.C90]=&quot;Labyrinth&quot;; &quot;L&quot;;&#10;IF([.C90]=&quot;Maximal Clique Problem&quot;; &quot;MCP&quot;;&#10;IF([.C90]=&quot;Nomystery&quot;; &quot;NM&quot;;&#10;IF([.C90]=&quot;Partner Units&quot;; &quot;PU&quot;;&#10;IF([.C90]=&quot;Permutation Pattern Matching&quot;; &quot;PPM&quot;;&#10;IF([.C90]=&quot;Ricochet Robots&quot;; &quot;RR&quot;;&#10;IF([.C90]=&quot;Sokoban&quot;; &quot;S&quot;;&#10;IF([.C90]=&quot;Stable Marriage&quot;; &quot;SM&quot;;&#10;IF([.C90]=&quot;Valves Location Problem&quot;; &quot;VLP&quot;;&#10;IF([.C90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91]=&quot;Connected Maximum-density Still Life&quot;; &quot;CMSL&quot;;&#10;IF([.C91]=&quot;Crossing Minimization&quot;; &quot;CM&quot;;&#10;IF([.C91]=&quot;Graceful Graphs&quot;; &quot;GG&quot;;&#10;IF([.C91]=&quot;Graph Colouring&quot;; &quot;GC&quot;;&#10;IF([.C91]=&quot;Incremental Scheduling&quot;; &quot;IS&quot;;&#10;IF([.C91]=&quot;Knight Tour&quot;; &quot;KT&quot;;&#10;IF([.C91]=&quot;Knight Tour With Holes&quot;; &quot;KTWH&quot;;&#10;IF([.C91]=&quot;Labyrinth&quot;; &quot;L&quot;;&#10;IF([.C91]=&quot;Maximal Clique Problem&quot;; &quot;MCP&quot;;&#10;IF([.C91]=&quot;Nomystery&quot;; &quot;NM&quot;;&#10;IF([.C91]=&quot;Partner Units&quot;; &quot;PU&quot;;&#10;IF([.C91]=&quot;Permutation Pattern Matching&quot;; &quot;PPM&quot;;&#10;IF([.C91]=&quot;Ricochet Robots&quot;; &quot;RR&quot;;&#10;IF([.C91]=&quot;Sokoban&quot;; &quot;S&quot;;&#10;IF([.C91]=&quot;Stable Marriage&quot;; &quot;SM&quot;;&#10;IF([.C91]=&quot;Valves Location Problem&quot;; &quot;VLP&quot;;&#10;IF([.C91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2]=&quot;Connected Maximum-density Still Life&quot;; &quot;CMSL&quot;;&#10;IF([.C92]=&quot;Crossing Minimization&quot;; &quot;CM&quot;;&#10;IF([.C92]=&quot;Graceful Graphs&quot;; &quot;GG&quot;;&#10;IF([.C92]=&quot;Graph Colouring&quot;; &quot;GC&quot;;&#10;IF([.C92]=&quot;Incremental Scheduling&quot;; &quot;IS&quot;;&#10;IF([.C92]=&quot;Knight Tour&quot;; &quot;KT&quot;;&#10;IF([.C92]=&quot;Knight Tour With Holes&quot;; &quot;KTWH&quot;;&#10;IF([.C92]=&quot;Labyrinth&quot;; &quot;L&quot;;&#10;IF([.C92]=&quot;Maximal Clique Problem&quot;; &quot;MCP&quot;;&#10;IF([.C92]=&quot;Nomystery&quot;; &quot;NM&quot;;&#10;IF([.C92]=&quot;Partner Units&quot;; &quot;PU&quot;;&#10;IF([.C92]=&quot;Permutation Pattern Matching&quot;; &quot;PPM&quot;;&#10;IF([.C92]=&quot;Ricochet Robots&quot;; &quot;RR&quot;;&#10;IF([.C92]=&quot;Sokoban&quot;; &quot;S&quot;;&#10;IF([.C92]=&quot;Stable Marriage&quot;; &quot;SM&quot;;&#10;IF([.C92]=&quot;Valves Location Problem&quot;; &quot;VLP&quot;;&#10;IF([.C92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3]=&quot;Connected Maximum-density Still Life&quot;; &quot;CMSL&quot;;&#10;IF([.C93]=&quot;Crossing Minimization&quot;; &quot;CM&quot;;&#10;IF([.C93]=&quot;Graceful Graphs&quot;; &quot;GG&quot;;&#10;IF([.C93]=&quot;Graph Colouring&quot;; &quot;GC&quot;;&#10;IF([.C93]=&quot;Incremental Scheduling&quot;; &quot;IS&quot;;&#10;IF([.C93]=&quot;Knight Tour&quot;; &quot;KT&quot;;&#10;IF([.C93]=&quot;Knight Tour With Holes&quot;; &quot;KTWH&quot;;&#10;IF([.C93]=&quot;Labyrinth&quot;; &quot;L&quot;;&#10;IF([.C93]=&quot;Maximal Clique Problem&quot;; &quot;MCP&quot;;&#10;IF([.C93]=&quot;Nomystery&quot;; &quot;NM&quot;;&#10;IF([.C93]=&quot;Partner Units&quot;; &quot;PU&quot;;&#10;IF([.C93]=&quot;Permutation Pattern Matching&quot;; &quot;PPM&quot;;&#10;IF([.C93]=&quot;Ricochet Robots&quot;; &quot;RR&quot;;&#10;IF([.C93]=&quot;Sokoban&quot;; &quot;S&quot;;&#10;IF([.C93]=&quot;Stable Marriage&quot;; &quot;SM&quot;;&#10;IF([.C93]=&quot;Valves Location Problem&quot;; &quot;VLP&quot;;&#10;IF([.C93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4]=&quot;Connected Maximum-density Still Life&quot;; &quot;CMSL&quot;;&#10;IF([.C94]=&quot;Crossing Minimization&quot;; &quot;CM&quot;;&#10;IF([.C94]=&quot;Graceful Graphs&quot;; &quot;GG&quot;;&#10;IF([.C94]=&quot;Graph Colouring&quot;; &quot;GC&quot;;&#10;IF([.C94]=&quot;Incremental Scheduling&quot;; &quot;IS&quot;;&#10;IF([.C94]=&quot;Knight Tour&quot;; &quot;KT&quot;;&#10;IF([.C94]=&quot;Knight Tour With Holes&quot;; &quot;KTWH&quot;;&#10;IF([.C94]=&quot;Labyrinth&quot;; &quot;L&quot;;&#10;IF([.C94]=&quot;Maximal Clique Problem&quot;; &quot;MCP&quot;;&#10;IF([.C94]=&quot;Nomystery&quot;; &quot;NM&quot;;&#10;IF([.C94]=&quot;Partner Units&quot;; &quot;PU&quot;;&#10;IF([.C94]=&quot;Permutation Pattern Matching&quot;; &quot;PPM&quot;;&#10;IF([.C94]=&quot;Ricochet Robots&quot;; &quot;RR&quot;;&#10;IF([.C94]=&quot;Sokoban&quot;; &quot;S&quot;;&#10;IF([.C94]=&quot;Stable Marriage&quot;; &quot;SM&quot;;&#10;IF([.C94]=&quot;Valves Location Problem&quot;; &quot;VLP&quot;;&#10;IF([.C94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5]=&quot;Connected Maximum-density Still Life&quot;; &quot;CMSL&quot;;&#10;IF([.C95]=&quot;Crossing Minimization&quot;; &quot;CM&quot;;&#10;IF([.C95]=&quot;Graceful Graphs&quot;; &quot;GG&quot;;&#10;IF([.C95]=&quot;Graph Colouring&quot;; &quot;GC&quot;;&#10;IF([.C95]=&quot;Incremental Scheduling&quot;; &quot;IS&quot;;&#10;IF([.C95]=&quot;Knight Tour&quot;; &quot;KT&quot;;&#10;IF([.C95]=&quot;Knight Tour With Holes&quot;; &quot;KTWH&quot;;&#10;IF([.C95]=&quot;Labyrinth&quot;; &quot;L&quot;;&#10;IF([.C95]=&quot;Maximal Clique Problem&quot;; &quot;MCP&quot;;&#10;IF([.C95]=&quot;Nomystery&quot;; &quot;NM&quot;;&#10;IF([.C95]=&quot;Partner Units&quot;; &quot;PU&quot;;&#10;IF([.C95]=&quot;Permutation Pattern Matching&quot;; &quot;PPM&quot;;&#10;IF([.C95]=&quot;Ricochet Robots&quot;; &quot;RR&quot;;&#10;IF([.C95]=&quot;Sokoban&quot;; &quot;S&quot;;&#10;IF([.C95]=&quot;Stable Marriage&quot;; &quot;SM&quot;;&#10;IF([.C95]=&quot;Valves Location Problem&quot;; &quot;VLP&quot;;&#10;IF([.C95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6]=&quot;Connected Maximum-density Still Life&quot;; &quot;CMSL&quot;;&#10;IF([.C96]=&quot;Crossing Minimization&quot;; &quot;CM&quot;;&#10;IF([.C96]=&quot;Graceful Graphs&quot;; &quot;GG&quot;;&#10;IF([.C96]=&quot;Graph Colouring&quot;; &quot;GC&quot;;&#10;IF([.C96]=&quot;Incremental Scheduling&quot;; &quot;IS&quot;;&#10;IF([.C96]=&quot;Knight Tour&quot;; &quot;KT&quot;;&#10;IF([.C96]=&quot;Knight Tour With Holes&quot;; &quot;KTWH&quot;;&#10;IF([.C96]=&quot;Labyrinth&quot;; &quot;L&quot;;&#10;IF([.C96]=&quot;Maximal Clique Problem&quot;; &quot;MCP&quot;;&#10;IF([.C96]=&quot;Nomystery&quot;; &quot;NM&quot;;&#10;IF([.C96]=&quot;Partner Units&quot;; &quot;PU&quot;;&#10;IF([.C96]=&quot;Permutation Pattern Matching&quot;; &quot;PPM&quot;;&#10;IF([.C96]=&quot;Ricochet Robots&quot;; &quot;RR&quot;;&#10;IF([.C96]=&quot;Sokoban&quot;; &quot;S&quot;;&#10;IF([.C96]=&quot;Stable Marriage&quot;; &quot;SM&quot;;&#10;IF([.C96]=&quot;Valves Location Problem&quot;; &quot;VLP&quot;;&#10;IF([.C96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7]=&quot;Connected Maximum-density Still Life&quot;; &quot;CMSL&quot;;&#10;IF([.C97]=&quot;Crossing Minimization&quot;; &quot;CM&quot;;&#10;IF([.C97]=&quot;Graceful Graphs&quot;; &quot;GG&quot;;&#10;IF([.C97]=&quot;Graph Colouring&quot;; &quot;GC&quot;;&#10;IF([.C97]=&quot;Incremental Scheduling&quot;; &quot;IS&quot;;&#10;IF([.C97]=&quot;Knight Tour&quot;; &quot;KT&quot;;&#10;IF([.C97]=&quot;Knight Tour With Holes&quot;; &quot;KTWH&quot;;&#10;IF([.C97]=&quot;Labyrinth&quot;; &quot;L&quot;;&#10;IF([.C97]=&quot;Maximal Clique Problem&quot;; &quot;MCP&quot;;&#10;IF([.C97]=&quot;Nomystery&quot;; &quot;NM&quot;;&#10;IF([.C97]=&quot;Partner Units&quot;; &quot;PU&quot;;&#10;IF([.C97]=&quot;Permutation Pattern Matching&quot;; &quot;PPM&quot;;&#10;IF([.C97]=&quot;Ricochet Robots&quot;; &quot;RR&quot;;&#10;IF([.C97]=&quot;Sokoban&quot;; &quot;S&quot;;&#10;IF([.C97]=&quot;Stable Marriage&quot;; &quot;SM&quot;;&#10;IF([.C97]=&quot;Valves Location Problem&quot;; &quot;VLP&quot;;&#10;IF([.C97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8]=&quot;Connected Maximum-density Still Life&quot;; &quot;CMSL&quot;;&#10;IF([.C98]=&quot;Crossing Minimization&quot;; &quot;CM&quot;;&#10;IF([.C98]=&quot;Graceful Graphs&quot;; &quot;GG&quot;;&#10;IF([.C98]=&quot;Graph Colouring&quot;; &quot;GC&quot;;&#10;IF([.C98]=&quot;Incremental Scheduling&quot;; &quot;IS&quot;;&#10;IF([.C98]=&quot;Knight Tour&quot;; &quot;KT&quot;;&#10;IF([.C98]=&quot;Knight Tour With Holes&quot;; &quot;KTWH&quot;;&#10;IF([.C98]=&quot;Labyrinth&quot;; &quot;L&quot;;&#10;IF([.C98]=&quot;Maximal Clique Problem&quot;; &quot;MCP&quot;;&#10;IF([.C98]=&quot;Nomystery&quot;; &quot;NM&quot;;&#10;IF([.C98]=&quot;Partner Units&quot;; &quot;PU&quot;;&#10;IF([.C98]=&quot;Permutation Pattern Matching&quot;; &quot;PPM&quot;;&#10;IF([.C98]=&quot;Ricochet Robots&quot;; &quot;RR&quot;;&#10;IF([.C98]=&quot;Sokoban&quot;; &quot;S&quot;;&#10;IF([.C98]=&quot;Stable Marriage&quot;; &quot;SM&quot;;&#10;IF([.C98]=&quot;Valves Location Problem&quot;; &quot;VLP&quot;;&#10;IF([.C98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9]=&quot;Connected Maximum-density Still Life&quot;; &quot;CMSL&quot;;&#10;IF([.C99]=&quot;Crossing Minimization&quot;; &quot;CM&quot;;&#10;IF([.C99]=&quot;Graceful Graphs&quot;; &quot;GG&quot;;&#10;IF([.C99]=&quot;Graph Colouring&quot;; &quot;GC&quot;;&#10;IF([.C99]=&quot;Incremental Scheduling&quot;; &quot;IS&quot;;&#10;IF([.C99]=&quot;Knight Tour&quot;; &quot;KT&quot;;&#10;IF([.C99]=&quot;Knight Tour With Holes&quot;; &quot;KTWH&quot;;&#10;IF([.C99]=&quot;Labyrinth&quot;; &quot;L&quot;;&#10;IF([.C99]=&quot;Maximal Clique Problem&quot;; &quot;MCP&quot;;&#10;IF([.C99]=&quot;Nomystery&quot;; &quot;NM&quot;;&#10;IF([.C99]=&quot;Partner Units&quot;; &quot;PU&quot;;&#10;IF([.C99]=&quot;Permutation Pattern Matching&quot;; &quot;PPM&quot;;&#10;IF([.C99]=&quot;Ricochet Robots&quot;; &quot;RR&quot;;&#10;IF([.C99]=&quot;Sokoban&quot;; &quot;S&quot;;&#10;IF([.C99]=&quot;Stable Marriage&quot;; &quot;SM&quot;;&#10;IF([.C99]=&quot;Valves Location Problem&quot;; &quot;VLP&quot;;&#10;IF([.C99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00]=&quot;Connected Maximum-density Still Life&quot;; &quot;CMSL&quot;;&#10;IF([.C100]=&quot;Crossing Minimization&quot;; &quot;CM&quot;;&#10;IF([.C100]=&quot;Graceful Graphs&quot;; &quot;GG&quot;;&#10;IF([.C100]=&quot;Graph Colouring&quot;; &quot;GC&quot;;&#10;IF([.C100]=&quot;Incremental Scheduling&quot;; &quot;IS&quot;;&#10;IF([.C100]=&quot;Knight Tour&quot;; &quot;KT&quot;;&#10;IF([.C100]=&quot;Knight Tour With Holes&quot;; &quot;KTWH&quot;;&#10;IF([.C100]=&quot;Labyrinth&quot;; &quot;L&quot;;&#10;IF([.C100]=&quot;Maximal Clique Problem&quot;; &quot;MCP&quot;;&#10;IF([.C100]=&quot;Nomystery&quot;; &quot;NM&quot;;&#10;IF([.C100]=&quot;Partner Units&quot;; &quot;PU&quot;;&#10;IF([.C100]=&quot;Permutation Pattern Matching&quot;; &quot;PPM&quot;;&#10;IF([.C100]=&quot;Ricochet Robots&quot;; &quot;RR&quot;;&#10;IF([.C100]=&quot;Sokoban&quot;; &quot;S&quot;;&#10;IF([.C100]=&quot;Stable Marriage&quot;; &quot;SM&quot;;&#10;IF([.C100]=&quot;Valves Location Problem&quot;; &quot;VLP&quot;;&#10;IF([.C100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01]=&quot;Connected Maximum-density Still Life&quot;; &quot;CMSL&quot;;&#10;IF([.C101]=&quot;Crossing Minimization&quot;; &quot;CM&quot;;&#10;IF([.C101]=&quot;Graceful Graphs&quot;; &quot;GG&quot;;&#10;IF([.C101]=&quot;Graph Colouring&quot;; &quot;GC&quot;;&#10;IF([.C101]=&quot;Incremental Scheduling&quot;; &quot;IS&quot;;&#10;IF([.C101]=&quot;Knight Tour&quot;; &quot;KT&quot;;&#10;IF([.C101]=&quot;Knight Tour With Holes&quot;; &quot;KTWH&quot;;&#10;IF([.C101]=&quot;Labyrinth&quot;; &quot;L&quot;;&#10;IF([.C101]=&quot;Maximal Clique Problem&quot;; &quot;MCP&quot;;&#10;IF([.C101]=&quot;Nomystery&quot;; &quot;NM&quot;;&#10;IF([.C101]=&quot;Partner Units&quot;; &quot;PU&quot;;&#10;IF([.C101]=&quot;Permutation Pattern Matching&quot;; &quot;PPM&quot;;&#10;IF([.C101]=&quot;Ricochet Robots&quot;; &quot;RR&quot;;&#10;IF([.C101]=&quot;Sokoban&quot;; &quot;S&quot;;&#10;IF([.C101]=&quot;Stable Marriage&quot;; &quot;SM&quot;;&#10;IF([.C101]=&quot;Valves Location Problem&quot;; &quot;VLP&quot;;&#10;IF([.C101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2]=&quot;Connected Maximum-density Still Life&quot;; &quot;CMSL&quot;;&#10;IF([.C102]=&quot;Crossing Minimization&quot;; &quot;CM&quot;;&#10;IF([.C102]=&quot;Graceful Graphs&quot;; &quot;GG&quot;;&#10;IF([.C102]=&quot;Graph Colouring&quot;; &quot;GC&quot;;&#10;IF([.C102]=&quot;Incremental Scheduling&quot;; &quot;IS&quot;;&#10;IF([.C102]=&quot;Knight Tour&quot;; &quot;KT&quot;;&#10;IF([.C102]=&quot;Knight Tour With Holes&quot;; &quot;KTWH&quot;;&#10;IF([.C102]=&quot;Labyrinth&quot;; &quot;L&quot;;&#10;IF([.C102]=&quot;Maximal Clique Problem&quot;; &quot;MCP&quot;;&#10;IF([.C102]=&quot;Nomystery&quot;; &quot;NM&quot;;&#10;IF([.C102]=&quot;Partner Units&quot;; &quot;PU&quot;;&#10;IF([.C102]=&quot;Permutation Pattern Matching&quot;; &quot;PPM&quot;;&#10;IF([.C102]=&quot;Ricochet Robots&quot;; &quot;RR&quot;;&#10;IF([.C102]=&quot;Sokoban&quot;; &quot;S&quot;;&#10;IF([.C102]=&quot;Stable Marriage&quot;; &quot;SM&quot;;&#10;IF([.C102]=&quot;Valves Location Problem&quot;; &quot;VLP&quot;;&#10;IF([.C102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3]=&quot;Connected Maximum-density Still Life&quot;; &quot;CMSL&quot;;&#10;IF([.C103]=&quot;Crossing Minimization&quot;; &quot;CM&quot;;&#10;IF([.C103]=&quot;Graceful Graphs&quot;; &quot;GG&quot;;&#10;IF([.C103]=&quot;Graph Colouring&quot;; &quot;GC&quot;;&#10;IF([.C103]=&quot;Incremental Scheduling&quot;; &quot;IS&quot;;&#10;IF([.C103]=&quot;Knight Tour&quot;; &quot;KT&quot;;&#10;IF([.C103]=&quot;Knight Tour With Holes&quot;; &quot;KTWH&quot;;&#10;IF([.C103]=&quot;Labyrinth&quot;; &quot;L&quot;;&#10;IF([.C103]=&quot;Maximal Clique Problem&quot;; &quot;MCP&quot;;&#10;IF([.C103]=&quot;Nomystery&quot;; &quot;NM&quot;;&#10;IF([.C103]=&quot;Partner Units&quot;; &quot;PU&quot;;&#10;IF([.C103]=&quot;Permutation Pattern Matching&quot;; &quot;PPM&quot;;&#10;IF([.C103]=&quot;Ricochet Robots&quot;; &quot;RR&quot;;&#10;IF([.C103]=&quot;Sokoban&quot;; &quot;S&quot;;&#10;IF([.C103]=&quot;Stable Marriage&quot;; &quot;SM&quot;;&#10;IF([.C103]=&quot;Valves Location Problem&quot;; &quot;VLP&quot;;&#10;IF([.C103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4]=&quot;Connected Maximum-density Still Life&quot;; &quot;CMSL&quot;;&#10;IF([.C104]=&quot;Crossing Minimization&quot;; &quot;CM&quot;;&#10;IF([.C104]=&quot;Graceful Graphs&quot;; &quot;GG&quot;;&#10;IF([.C104]=&quot;Graph Colouring&quot;; &quot;GC&quot;;&#10;IF([.C104]=&quot;Incremental Scheduling&quot;; &quot;IS&quot;;&#10;IF([.C104]=&quot;Knight Tour&quot;; &quot;KT&quot;;&#10;IF([.C104]=&quot;Knight Tour With Holes&quot;; &quot;KTWH&quot;;&#10;IF([.C104]=&quot;Labyrinth&quot;; &quot;L&quot;;&#10;IF([.C104]=&quot;Maximal Clique Problem&quot;; &quot;MCP&quot;;&#10;IF([.C104]=&quot;Nomystery&quot;; &quot;NM&quot;;&#10;IF([.C104]=&quot;Partner Units&quot;; &quot;PU&quot;;&#10;IF([.C104]=&quot;Permutation Pattern Matching&quot;; &quot;PPM&quot;;&#10;IF([.C104]=&quot;Ricochet Robots&quot;; &quot;RR&quot;;&#10;IF([.C104]=&quot;Sokoban&quot;; &quot;S&quot;;&#10;IF([.C104]=&quot;Stable Marriage&quot;; &quot;SM&quot;;&#10;IF([.C104]=&quot;Valves Location Problem&quot;; &quot;VLP&quot;;&#10;IF([.C104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5]=&quot;Connected Maximum-density Still Life&quot;; &quot;CMSL&quot;;&#10;IF([.C105]=&quot;Crossing Minimization&quot;; &quot;CM&quot;;&#10;IF([.C105]=&quot;Graceful Graphs&quot;; &quot;GG&quot;;&#10;IF([.C105]=&quot;Graph Colouring&quot;; &quot;GC&quot;;&#10;IF([.C105]=&quot;Incremental Scheduling&quot;; &quot;IS&quot;;&#10;IF([.C105]=&quot;Knight Tour&quot;; &quot;KT&quot;;&#10;IF([.C105]=&quot;Knight Tour With Holes&quot;; &quot;KTWH&quot;;&#10;IF([.C105]=&quot;Labyrinth&quot;; &quot;L&quot;;&#10;IF([.C105]=&quot;Maximal Clique Problem&quot;; &quot;MCP&quot;;&#10;IF([.C105]=&quot;Nomystery&quot;; &quot;NM&quot;;&#10;IF([.C105]=&quot;Partner Units&quot;; &quot;PU&quot;;&#10;IF([.C105]=&quot;Permutation Pattern Matching&quot;; &quot;PPM&quot;;&#10;IF([.C105]=&quot;Ricochet Robots&quot;; &quot;RR&quot;;&#10;IF([.C105]=&quot;Sokoban&quot;; &quot;S&quot;;&#10;IF([.C105]=&quot;Stable Marriage&quot;; &quot;SM&quot;;&#10;IF([.C105]=&quot;Valves Location Problem&quot;; &quot;VLP&quot;;&#10;IF([.C105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6]=&quot;Connected Maximum-density Still Life&quot;; &quot;CMSL&quot;;&#10;IF([.C106]=&quot;Crossing Minimization&quot;; &quot;CM&quot;;&#10;IF([.C106]=&quot;Graceful Graphs&quot;; &quot;GG&quot;;&#10;IF([.C106]=&quot;Graph Colouring&quot;; &quot;GC&quot;;&#10;IF([.C106]=&quot;Incremental Scheduling&quot;; &quot;IS&quot;;&#10;IF([.C106]=&quot;Knight Tour&quot;; &quot;KT&quot;;&#10;IF([.C106]=&quot;Knight Tour With Holes&quot;; &quot;KTWH&quot;;&#10;IF([.C106]=&quot;Labyrinth&quot;; &quot;L&quot;;&#10;IF([.C106]=&quot;Maximal Clique Problem&quot;; &quot;MCP&quot;;&#10;IF([.C106]=&quot;Nomystery&quot;; &quot;NM&quot;;&#10;IF([.C106]=&quot;Partner Units&quot;; &quot;PU&quot;;&#10;IF([.C106]=&quot;Permutation Pattern Matching&quot;; &quot;PPM&quot;;&#10;IF([.C106]=&quot;Ricochet Robots&quot;; &quot;RR&quot;;&#10;IF([.C106]=&quot;Sokoban&quot;; &quot;S&quot;;&#10;IF([.C106]=&quot;Stable Marriage&quot;; &quot;SM&quot;;&#10;IF([.C106]=&quot;Valves Location Problem&quot;; &quot;VLP&quot;;&#10;IF([.C106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7]=&quot;Connected Maximum-density Still Life&quot;; &quot;CMSL&quot;;&#10;IF([.C107]=&quot;Crossing Minimization&quot;; &quot;CM&quot;;&#10;IF([.C107]=&quot;Graceful Graphs&quot;; &quot;GG&quot;;&#10;IF([.C107]=&quot;Graph Colouring&quot;; &quot;GC&quot;;&#10;IF([.C107]=&quot;Incremental Scheduling&quot;; &quot;IS&quot;;&#10;IF([.C107]=&quot;Knight Tour&quot;; &quot;KT&quot;;&#10;IF([.C107]=&quot;Knight Tour With Holes&quot;; &quot;KTWH&quot;;&#10;IF([.C107]=&quot;Labyrinth&quot;; &quot;L&quot;;&#10;IF([.C107]=&quot;Maximal Clique Problem&quot;; &quot;MCP&quot;;&#10;IF([.C107]=&quot;Nomystery&quot;; &quot;NM&quot;;&#10;IF([.C107]=&quot;Partner Units&quot;; &quot;PU&quot;;&#10;IF([.C107]=&quot;Permutation Pattern Matching&quot;; &quot;PPM&quot;;&#10;IF([.C107]=&quot;Ricochet Robots&quot;; &quot;RR&quot;;&#10;IF([.C107]=&quot;Sokoban&quot;; &quot;S&quot;;&#10;IF([.C107]=&quot;Stable Marriage&quot;; &quot;SM&quot;;&#10;IF([.C107]=&quot;Valves Location Problem&quot;; &quot;VLP&quot;;&#10;IF([.C107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8]=&quot;Connected Maximum-density Still Life&quot;; &quot;CMSL&quot;;&#10;IF([.C108]=&quot;Crossing Minimization&quot;; &quot;CM&quot;;&#10;IF([.C108]=&quot;Graceful Graphs&quot;; &quot;GG&quot;;&#10;IF([.C108]=&quot;Graph Colouring&quot;; &quot;GC&quot;;&#10;IF([.C108]=&quot;Incremental Scheduling&quot;; &quot;IS&quot;;&#10;IF([.C108]=&quot;Knight Tour&quot;; &quot;KT&quot;;&#10;IF([.C108]=&quot;Knight Tour With Holes&quot;; &quot;KTWH&quot;;&#10;IF([.C108]=&quot;Labyrinth&quot;; &quot;L&quot;;&#10;IF([.C108]=&quot;Maximal Clique Problem&quot;; &quot;MCP&quot;;&#10;IF([.C108]=&quot;Nomystery&quot;; &quot;NM&quot;;&#10;IF([.C108]=&quot;Partner Units&quot;; &quot;PU&quot;;&#10;IF([.C108]=&quot;Permutation Pattern Matching&quot;; &quot;PPM&quot;;&#10;IF([.C108]=&quot;Ricochet Robots&quot;; &quot;RR&quot;;&#10;IF([.C108]=&quot;Sokoban&quot;; &quot;S&quot;;&#10;IF([.C108]=&quot;Stable Marriage&quot;; &quot;SM&quot;;&#10;IF([.C108]=&quot;Valves Location Problem&quot;; &quot;VLP&quot;;&#10;IF([.C108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9]=&quot;Connected Maximum-density Still Life&quot;; &quot;CMSL&quot;;&#10;IF([.C109]=&quot;Crossing Minimization&quot;; &quot;CM&quot;;&#10;IF([.C109]=&quot;Graceful Graphs&quot;; &quot;GG&quot;;&#10;IF([.C109]=&quot;Graph Colouring&quot;; &quot;GC&quot;;&#10;IF([.C109]=&quot;Incremental Scheduling&quot;; &quot;IS&quot;;&#10;IF([.C109]=&quot;Knight Tour&quot;; &quot;KT&quot;;&#10;IF([.C109]=&quot;Knight Tour With Holes&quot;; &quot;KTWH&quot;;&#10;IF([.C109]=&quot;Labyrinth&quot;; &quot;L&quot;;&#10;IF([.C109]=&quot;Maximal Clique Problem&quot;; &quot;MCP&quot;;&#10;IF([.C109]=&quot;Nomystery&quot;; &quot;NM&quot;;&#10;IF([.C109]=&quot;Partner Units&quot;; &quot;PU&quot;;&#10;IF([.C109]=&quot;Permutation Pattern Matching&quot;; &quot;PPM&quot;;&#10;IF([.C109]=&quot;Ricochet Robots&quot;; &quot;RR&quot;;&#10;IF([.C109]=&quot;Sokoban&quot;; &quot;S&quot;;&#10;IF([.C109]=&quot;Stable Marriage&quot;; &quot;SM&quot;;&#10;IF([.C109]=&quot;Valves Location Problem&quot;; &quot;VLP&quot;;&#10;IF([.C109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10]=&quot;Connected Maximum-density Still Life&quot;; &quot;CMSL&quot;;&#10;IF([.C110]=&quot;Crossing Minimization&quot;; &quot;CM&quot;;&#10;IF([.C110]=&quot;Graceful Graphs&quot;; &quot;GG&quot;;&#10;IF([.C110]=&quot;Graph Colouring&quot;; &quot;GC&quot;;&#10;IF([.C110]=&quot;Incremental Scheduling&quot;; &quot;IS&quot;;&#10;IF([.C110]=&quot;Knight Tour&quot;; &quot;KT&quot;;&#10;IF([.C110]=&quot;Knight Tour With Holes&quot;; &quot;KTWH&quot;;&#10;IF([.C110]=&quot;Labyrinth&quot;; &quot;L&quot;;&#10;IF([.C110]=&quot;Maximal Clique Problem&quot;; &quot;MCP&quot;;&#10;IF([.C110]=&quot;Nomystery&quot;; &quot;NM&quot;;&#10;IF([.C110]=&quot;Partner Units&quot;; &quot;PU&quot;;&#10;IF([.C110]=&quot;Permutation Pattern Matching&quot;; &quot;PPM&quot;;&#10;IF([.C110]=&quot;Ricochet Robots&quot;; &quot;RR&quot;;&#10;IF([.C110]=&quot;Sokoban&quot;; &quot;S&quot;;&#10;IF([.C110]=&quot;Stable Marriage&quot;; &quot;SM&quot;;&#10;IF([.C110]=&quot;Valves Location Problem&quot;; &quot;VLP&quot;;&#10;IF([.C110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11]=&quot;Connected Maximum-density Still Life&quot;; &quot;CMSL&quot;;&#10;IF([.C111]=&quot;Crossing Minimization&quot;; &quot;CM&quot;;&#10;IF([.C111]=&quot;Graceful Graphs&quot;; &quot;GG&quot;;&#10;IF([.C111]=&quot;Graph Colouring&quot;; &quot;GC&quot;;&#10;IF([.C111]=&quot;Incremental Scheduling&quot;; &quot;IS&quot;;&#10;IF([.C111]=&quot;Knight Tour&quot;; &quot;KT&quot;;&#10;IF([.C111]=&quot;Knight Tour With Holes&quot;; &quot;KTWH&quot;;&#10;IF([.C111]=&quot;Labyrinth&quot;; &quot;L&quot;;&#10;IF([.C111]=&quot;Maximal Clique Problem&quot;; &quot;MCP&quot;;&#10;IF([.C111]=&quot;Nomystery&quot;; &quot;NM&quot;;&#10;IF([.C111]=&quot;Partner Units&quot;; &quot;PU&quot;;&#10;IF([.C111]=&quot;Permutation Pattern Matching&quot;; &quot;PPM&quot;;&#10;IF([.C111]=&quot;Ricochet Robots&quot;; &quot;RR&quot;;&#10;IF([.C111]=&quot;Sokoban&quot;; &quot;S&quot;;&#10;IF([.C111]=&quot;Stable Marriage&quot;; &quot;SM&quot;;&#10;IF([.C111]=&quot;Valves Location Problem&quot;; &quot;VLP&quot;;&#10;IF([.C111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2]=&quot;Connected Maximum-density Still Life&quot;; &quot;CMSL&quot;;&#10;IF([.C112]=&quot;Crossing Minimization&quot;; &quot;CM&quot;;&#10;IF([.C112]=&quot;Graceful Graphs&quot;; &quot;GG&quot;;&#10;IF([.C112]=&quot;Graph Colouring&quot;; &quot;GC&quot;;&#10;IF([.C112]=&quot;Incremental Scheduling&quot;; &quot;IS&quot;;&#10;IF([.C112]=&quot;Knight Tour&quot;; &quot;KT&quot;;&#10;IF([.C112]=&quot;Knight Tour With Holes&quot;; &quot;KTWH&quot;;&#10;IF([.C112]=&quot;Labyrinth&quot;; &quot;L&quot;;&#10;IF([.C112]=&quot;Maximal Clique Problem&quot;; &quot;MCP&quot;;&#10;IF([.C112]=&quot;Nomystery&quot;; &quot;NM&quot;;&#10;IF([.C112]=&quot;Partner Units&quot;; &quot;PU&quot;;&#10;IF([.C112]=&quot;Permutation Pattern Matching&quot;; &quot;PPM&quot;;&#10;IF([.C112]=&quot;Ricochet Robots&quot;; &quot;RR&quot;;&#10;IF([.C112]=&quot;Sokoban&quot;; &quot;S&quot;;&#10;IF([.C112]=&quot;Stable Marriage&quot;; &quot;SM&quot;;&#10;IF([.C112]=&quot;Valves Location Problem&quot;; &quot;VLP&quot;;&#10;IF([.C112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3]=&quot;Connected Maximum-density Still Life&quot;; &quot;CMSL&quot;;&#10;IF([.C113]=&quot;Crossing Minimization&quot;; &quot;CM&quot;;&#10;IF([.C113]=&quot;Graceful Graphs&quot;; &quot;GG&quot;;&#10;IF([.C113]=&quot;Graph Colouring&quot;; &quot;GC&quot;;&#10;IF([.C113]=&quot;Incremental Scheduling&quot;; &quot;IS&quot;;&#10;IF([.C113]=&quot;Knight Tour&quot;; &quot;KT&quot;;&#10;IF([.C113]=&quot;Knight Tour With Holes&quot;; &quot;KTWH&quot;;&#10;IF([.C113]=&quot;Labyrinth&quot;; &quot;L&quot;;&#10;IF([.C113]=&quot;Maximal Clique Problem&quot;; &quot;MCP&quot;;&#10;IF([.C113]=&quot;Nomystery&quot;; &quot;NM&quot;;&#10;IF([.C113]=&quot;Partner Units&quot;; &quot;PU&quot;;&#10;IF([.C113]=&quot;Permutation Pattern Matching&quot;; &quot;PPM&quot;;&#10;IF([.C113]=&quot;Ricochet Robots&quot;; &quot;RR&quot;;&#10;IF([.C113]=&quot;Sokoban&quot;; &quot;S&quot;;&#10;IF([.C113]=&quot;Stable Marriage&quot;; &quot;SM&quot;;&#10;IF([.C113]=&quot;Valves Location Problem&quot;; &quot;VLP&quot;;&#10;IF([.C113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4]=&quot;Connected Maximum-density Still Life&quot;; &quot;CMSL&quot;;&#10;IF([.C114]=&quot;Crossing Minimization&quot;; &quot;CM&quot;;&#10;IF([.C114]=&quot;Graceful Graphs&quot;; &quot;GG&quot;;&#10;IF([.C114]=&quot;Graph Colouring&quot;; &quot;GC&quot;;&#10;IF([.C114]=&quot;Incremental Scheduling&quot;; &quot;IS&quot;;&#10;IF([.C114]=&quot;Knight Tour&quot;; &quot;KT&quot;;&#10;IF([.C114]=&quot;Knight Tour With Holes&quot;; &quot;KTWH&quot;;&#10;IF([.C114]=&quot;Labyrinth&quot;; &quot;L&quot;;&#10;IF([.C114]=&quot;Maximal Clique Problem&quot;; &quot;MCP&quot;;&#10;IF([.C114]=&quot;Nomystery&quot;; &quot;NM&quot;;&#10;IF([.C114]=&quot;Partner Units&quot;; &quot;PU&quot;;&#10;IF([.C114]=&quot;Permutation Pattern Matching&quot;; &quot;PPM&quot;;&#10;IF([.C114]=&quot;Ricochet Robots&quot;; &quot;RR&quot;;&#10;IF([.C114]=&quot;Sokoban&quot;; &quot;S&quot;;&#10;IF([.C114]=&quot;Stable Marriage&quot;; &quot;SM&quot;;&#10;IF([.C114]=&quot;Valves Location Problem&quot;; &quot;VLP&quot;;&#10;IF([.C114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5]=&quot;Connected Maximum-density Still Life&quot;; &quot;CMSL&quot;;&#10;IF([.C115]=&quot;Crossing Minimization&quot;; &quot;CM&quot;;&#10;IF([.C115]=&quot;Graceful Graphs&quot;; &quot;GG&quot;;&#10;IF([.C115]=&quot;Graph Colouring&quot;; &quot;GC&quot;;&#10;IF([.C115]=&quot;Incremental Scheduling&quot;; &quot;IS&quot;;&#10;IF([.C115]=&quot;Knight Tour&quot;; &quot;KT&quot;;&#10;IF([.C115]=&quot;Knight Tour With Holes&quot;; &quot;KTWH&quot;;&#10;IF([.C115]=&quot;Labyrinth&quot;; &quot;L&quot;;&#10;IF([.C115]=&quot;Maximal Clique Problem&quot;; &quot;MCP&quot;;&#10;IF([.C115]=&quot;Nomystery&quot;; &quot;NM&quot;;&#10;IF([.C115]=&quot;Partner Units&quot;; &quot;PU&quot;;&#10;IF([.C115]=&quot;Permutation Pattern Matching&quot;; &quot;PPM&quot;;&#10;IF([.C115]=&quot;Ricochet Robots&quot;; &quot;RR&quot;;&#10;IF([.C115]=&quot;Sokoban&quot;; &quot;S&quot;;&#10;IF([.C115]=&quot;Stable Marriage&quot;; &quot;SM&quot;;&#10;IF([.C115]=&quot;Valves Location Problem&quot;; &quot;VLP&quot;;&#10;IF([.C115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6]=&quot;Connected Maximum-density Still Life&quot;; &quot;CMSL&quot;;&#10;IF([.C116]=&quot;Crossing Minimization&quot;; &quot;CM&quot;;&#10;IF([.C116]=&quot;Graceful Graphs&quot;; &quot;GG&quot;;&#10;IF([.C116]=&quot;Graph Colouring&quot;; &quot;GC&quot;;&#10;IF([.C116]=&quot;Incremental Scheduling&quot;; &quot;IS&quot;;&#10;IF([.C116]=&quot;Knight Tour&quot;; &quot;KT&quot;;&#10;IF([.C116]=&quot;Knight Tour With Holes&quot;; &quot;KTWH&quot;;&#10;IF([.C116]=&quot;Labyrinth&quot;; &quot;L&quot;;&#10;IF([.C116]=&quot;Maximal Clique Problem&quot;; &quot;MCP&quot;;&#10;IF([.C116]=&quot;Nomystery&quot;; &quot;NM&quot;;&#10;IF([.C116]=&quot;Partner Units&quot;; &quot;PU&quot;;&#10;IF([.C116]=&quot;Permutation Pattern Matching&quot;; &quot;PPM&quot;;&#10;IF([.C116]=&quot;Ricochet Robots&quot;; &quot;RR&quot;;&#10;IF([.C116]=&quot;Sokoban&quot;; &quot;S&quot;;&#10;IF([.C116]=&quot;Stable Marriage&quot;; &quot;SM&quot;;&#10;IF([.C116]=&quot;Valves Location Problem&quot;; &quot;VLP&quot;;&#10;IF([.C116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7]=&quot;Connected Maximum-density Still Life&quot;; &quot;CMSL&quot;;&#10;IF([.C117]=&quot;Crossing Minimization&quot;; &quot;CM&quot;;&#10;IF([.C117]=&quot;Graceful Graphs&quot;; &quot;GG&quot;;&#10;IF([.C117]=&quot;Graph Colouring&quot;; &quot;GC&quot;;&#10;IF([.C117]=&quot;Incremental Scheduling&quot;; &quot;IS&quot;;&#10;IF([.C117]=&quot;Knight Tour&quot;; &quot;KT&quot;;&#10;IF([.C117]=&quot;Knight Tour With Holes&quot;; &quot;KTWH&quot;;&#10;IF([.C117]=&quot;Labyrinth&quot;; &quot;L&quot;;&#10;IF([.C117]=&quot;Maximal Clique Problem&quot;; &quot;MCP&quot;;&#10;IF([.C117]=&quot;Nomystery&quot;; &quot;NM&quot;;&#10;IF([.C117]=&quot;Partner Units&quot;; &quot;PU&quot;;&#10;IF([.C117]=&quot;Permutation Pattern Matching&quot;; &quot;PPM&quot;;&#10;IF([.C117]=&quot;Ricochet Robots&quot;; &quot;RR&quot;;&#10;IF([.C117]=&quot;Sokoban&quot;; &quot;S&quot;;&#10;IF([.C117]=&quot;Stable Marriage&quot;; &quot;SM&quot;;&#10;IF([.C117]=&quot;Valves Location Problem&quot;; &quot;VLP&quot;;&#10;IF([.C117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8]=&quot;Connected Maximum-density Still Life&quot;; &quot;CMSL&quot;;&#10;IF([.C118]=&quot;Crossing Minimization&quot;; &quot;CM&quot;;&#10;IF([.C118]=&quot;Graceful Graphs&quot;; &quot;GG&quot;;&#10;IF([.C118]=&quot;Graph Colouring&quot;; &quot;GC&quot;;&#10;IF([.C118]=&quot;Incremental Scheduling&quot;; &quot;IS&quot;;&#10;IF([.C118]=&quot;Knight Tour&quot;; &quot;KT&quot;;&#10;IF([.C118]=&quot;Knight Tour With Holes&quot;; &quot;KTWH&quot;;&#10;IF([.C118]=&quot;Labyrinth&quot;; &quot;L&quot;;&#10;IF([.C118]=&quot;Maximal Clique Problem&quot;; &quot;MCP&quot;;&#10;IF([.C118]=&quot;Nomystery&quot;; &quot;NM&quot;;&#10;IF([.C118]=&quot;Partner Units&quot;; &quot;PU&quot;;&#10;IF([.C118]=&quot;Permutation Pattern Matching&quot;; &quot;PPM&quot;;&#10;IF([.C118]=&quot;Ricochet Robots&quot;; &quot;RR&quot;;&#10;IF([.C118]=&quot;Sokoban&quot;; &quot;S&quot;;&#10;IF([.C118]=&quot;Stable Marriage&quot;; &quot;SM&quot;;&#10;IF([.C118]=&quot;Valves Location Problem&quot;; &quot;VLP&quot;;&#10;IF([.C118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9]=&quot;Connected Maximum-density Still Life&quot;; &quot;CMSL&quot;;&#10;IF([.C119]=&quot;Crossing Minimization&quot;; &quot;CM&quot;;&#10;IF([.C119]=&quot;Graceful Graphs&quot;; &quot;GG&quot;;&#10;IF([.C119]=&quot;Graph Colouring&quot;; &quot;GC&quot;;&#10;IF([.C119]=&quot;Incremental Scheduling&quot;; &quot;IS&quot;;&#10;IF([.C119]=&quot;Knight Tour&quot;; &quot;KT&quot;;&#10;IF([.C119]=&quot;Knight Tour With Holes&quot;; &quot;KTWH&quot;;&#10;IF([.C119]=&quot;Labyrinth&quot;; &quot;L&quot;;&#10;IF([.C119]=&quot;Maximal Clique Problem&quot;; &quot;MCP&quot;;&#10;IF([.C119]=&quot;Nomystery&quot;; &quot;NM&quot;;&#10;IF([.C119]=&quot;Partner Units&quot;; &quot;PU&quot;;&#10;IF([.C119]=&quot;Permutation Pattern Matching&quot;; &quot;PPM&quot;;&#10;IF([.C119]=&quot;Ricochet Robots&quot;; &quot;RR&quot;;&#10;IF([.C119]=&quot;Sokoban&quot;; &quot;S&quot;;&#10;IF([.C119]=&quot;Stable Marriage&quot;; &quot;SM&quot;;&#10;IF([.C119]=&quot;Valves Location Problem&quot;; &quot;VLP&quot;;&#10;IF([.C119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20]=&quot;Connected Maximum-density Still Life&quot;; &quot;CMSL&quot;;&#10;IF([.C120]=&quot;Crossing Minimization&quot;; &quot;CM&quot;;&#10;IF([.C120]=&quot;Graceful Graphs&quot;; &quot;GG&quot;;&#10;IF([.C120]=&quot;Graph Colouring&quot;; &quot;GC&quot;;&#10;IF([.C120]=&quot;Incremental Scheduling&quot;; &quot;IS&quot;;&#10;IF([.C120]=&quot;Knight Tour&quot;; &quot;KT&quot;;&#10;IF([.C120]=&quot;Knight Tour With Holes&quot;; &quot;KTWH&quot;;&#10;IF([.C120]=&quot;Labyrinth&quot;; &quot;L&quot;;&#10;IF([.C120]=&quot;Maximal Clique Problem&quot;; &quot;MCP&quot;;&#10;IF([.C120]=&quot;Nomystery&quot;; &quot;NM&quot;;&#10;IF([.C120]=&quot;Partner Units&quot;; &quot;PU&quot;;&#10;IF([.C120]=&quot;Permutation Pattern Matching&quot;; &quot;PPM&quot;;&#10;IF([.C120]=&quot;Ricochet Robots&quot;; &quot;RR&quot;;&#10;IF([.C120]=&quot;Sokoban&quot;; &quot;S&quot;;&#10;IF([.C120]=&quot;Stable Marriage&quot;; &quot;SM&quot;;&#10;IF([.C120]=&quot;Valves Location Problem&quot;; &quot;VLP&quot;;&#10;IF([.C120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21]=&quot;Connected Maximum-density Still Life&quot;; &quot;CMSL&quot;;&#10;IF([.C121]=&quot;Crossing Minimization&quot;; &quot;CM&quot;;&#10;IF([.C121]=&quot;Graceful Graphs&quot;; &quot;GG&quot;;&#10;IF([.C121]=&quot;Graph Colouring&quot;; &quot;GC&quot;;&#10;IF([.C121]=&quot;Incremental Scheduling&quot;; &quot;IS&quot;;&#10;IF([.C121]=&quot;Knight Tour&quot;; &quot;KT&quot;;&#10;IF([.C121]=&quot;Knight Tour With Holes&quot;; &quot;KTWH&quot;;&#10;IF([.C121]=&quot;Labyrinth&quot;; &quot;L&quot;;&#10;IF([.C121]=&quot;Maximal Clique Problem&quot;; &quot;MCP&quot;;&#10;IF([.C121]=&quot;Nomystery&quot;; &quot;NM&quot;;&#10;IF([.C121]=&quot;Partner Units&quot;; &quot;PU&quot;;&#10;IF([.C121]=&quot;Permutation Pattern Matching&quot;; &quot;PPM&quot;;&#10;IF([.C121]=&quot;Ricochet Robots&quot;; &quot;RR&quot;;&#10;IF([.C121]=&quot;Sokoban&quot;; &quot;S&quot;;&#10;IF([.C121]=&quot;Stable Marriage&quot;; &quot;SM&quot;;&#10;IF([.C121]=&quot;Valves Location Problem&quot;; &quot;VLP&quot;;&#10;IF([.C121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2]=&quot;Connected Maximum-density Still Life&quot;; &quot;CMSL&quot;;&#10;IF([.C122]=&quot;Crossing Minimization&quot;; &quot;CM&quot;;&#10;IF([.C122]=&quot;Graceful Graphs&quot;; &quot;GG&quot;;&#10;IF([.C122]=&quot;Graph Colouring&quot;; &quot;GC&quot;;&#10;IF([.C122]=&quot;Incremental Scheduling&quot;; &quot;IS&quot;;&#10;IF([.C122]=&quot;Knight Tour&quot;; &quot;KT&quot;;&#10;IF([.C122]=&quot;Knight Tour With Holes&quot;; &quot;KTWH&quot;;&#10;IF([.C122]=&quot;Labyrinth&quot;; &quot;L&quot;;&#10;IF([.C122]=&quot;Maximal Clique Problem&quot;; &quot;MCP&quot;;&#10;IF([.C122]=&quot;Nomystery&quot;; &quot;NM&quot;;&#10;IF([.C122]=&quot;Partner Units&quot;; &quot;PU&quot;;&#10;IF([.C122]=&quot;Permutation Pattern Matching&quot;; &quot;PPM&quot;;&#10;IF([.C122]=&quot;Ricochet Robots&quot;; &quot;RR&quot;;&#10;IF([.C122]=&quot;Sokoban&quot;; &quot;S&quot;;&#10;IF([.C122]=&quot;Stable Marriage&quot;; &quot;SM&quot;;&#10;IF([.C122]=&quot;Valves Location Problem&quot;; &quot;VLP&quot;;&#10;IF([.C12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3]=&quot;Connected Maximum-density Still Life&quot;; &quot;CMSL&quot;;&#10;IF([.C123]=&quot;Crossing Minimization&quot;; &quot;CM&quot;;&#10;IF([.C123]=&quot;Graceful Graphs&quot;; &quot;GG&quot;;&#10;IF([.C123]=&quot;Graph Colouring&quot;; &quot;GC&quot;;&#10;IF([.C123]=&quot;Incremental Scheduling&quot;; &quot;IS&quot;;&#10;IF([.C123]=&quot;Knight Tour&quot;; &quot;KT&quot;;&#10;IF([.C123]=&quot;Knight Tour With Holes&quot;; &quot;KTWH&quot;;&#10;IF([.C123]=&quot;Labyrinth&quot;; &quot;L&quot;;&#10;IF([.C123]=&quot;Maximal Clique Problem&quot;; &quot;MCP&quot;;&#10;IF([.C123]=&quot;Nomystery&quot;; &quot;NM&quot;;&#10;IF([.C123]=&quot;Partner Units&quot;; &quot;PU&quot;;&#10;IF([.C123]=&quot;Permutation Pattern Matching&quot;; &quot;PPM&quot;;&#10;IF([.C123]=&quot;Ricochet Robots&quot;; &quot;RR&quot;;&#10;IF([.C123]=&quot;Sokoban&quot;; &quot;S&quot;;&#10;IF([.C123]=&quot;Stable Marriage&quot;; &quot;SM&quot;;&#10;IF([.C123]=&quot;Valves Location Problem&quot;; &quot;VLP&quot;;&#10;IF([.C123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4]=&quot;Connected Maximum-density Still Life&quot;; &quot;CMSL&quot;;&#10;IF([.C124]=&quot;Crossing Minimization&quot;; &quot;CM&quot;;&#10;IF([.C124]=&quot;Graceful Graphs&quot;; &quot;GG&quot;;&#10;IF([.C124]=&quot;Graph Colouring&quot;; &quot;GC&quot;;&#10;IF([.C124]=&quot;Incremental Scheduling&quot;; &quot;IS&quot;;&#10;IF([.C124]=&quot;Knight Tour&quot;; &quot;KT&quot;;&#10;IF([.C124]=&quot;Knight Tour With Holes&quot;; &quot;KTWH&quot;;&#10;IF([.C124]=&quot;Labyrinth&quot;; &quot;L&quot;;&#10;IF([.C124]=&quot;Maximal Clique Problem&quot;; &quot;MCP&quot;;&#10;IF([.C124]=&quot;Nomystery&quot;; &quot;NM&quot;;&#10;IF([.C124]=&quot;Partner Units&quot;; &quot;PU&quot;;&#10;IF([.C124]=&quot;Permutation Pattern Matching&quot;; &quot;PPM&quot;;&#10;IF([.C124]=&quot;Ricochet Robots&quot;; &quot;RR&quot;;&#10;IF([.C124]=&quot;Sokoban&quot;; &quot;S&quot;;&#10;IF([.C124]=&quot;Stable Marriage&quot;; &quot;SM&quot;;&#10;IF([.C124]=&quot;Valves Location Problem&quot;; &quot;VLP&quot;;&#10;IF([.C124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5]=&quot;Connected Maximum-density Still Life&quot;; &quot;CMSL&quot;;&#10;IF([.C125]=&quot;Crossing Minimization&quot;; &quot;CM&quot;;&#10;IF([.C125]=&quot;Graceful Graphs&quot;; &quot;GG&quot;;&#10;IF([.C125]=&quot;Graph Colouring&quot;; &quot;GC&quot;;&#10;IF([.C125]=&quot;Incremental Scheduling&quot;; &quot;IS&quot;;&#10;IF([.C125]=&quot;Knight Tour&quot;; &quot;KT&quot;;&#10;IF([.C125]=&quot;Knight Tour With Holes&quot;; &quot;KTWH&quot;;&#10;IF([.C125]=&quot;Labyrinth&quot;; &quot;L&quot;;&#10;IF([.C125]=&quot;Maximal Clique Problem&quot;; &quot;MCP&quot;;&#10;IF([.C125]=&quot;Nomystery&quot;; &quot;NM&quot;;&#10;IF([.C125]=&quot;Partner Units&quot;; &quot;PU&quot;;&#10;IF([.C125]=&quot;Permutation Pattern Matching&quot;; &quot;PPM&quot;;&#10;IF([.C125]=&quot;Ricochet Robots&quot;; &quot;RR&quot;;&#10;IF([.C125]=&quot;Sokoban&quot;; &quot;S&quot;;&#10;IF([.C125]=&quot;Stable Marriage&quot;; &quot;SM&quot;;&#10;IF([.C125]=&quot;Valves Location Problem&quot;; &quot;VLP&quot;;&#10;IF([.C125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6]=&quot;Connected Maximum-density Still Life&quot;; &quot;CMSL&quot;;&#10;IF([.C126]=&quot;Crossing Minimization&quot;; &quot;CM&quot;;&#10;IF([.C126]=&quot;Graceful Graphs&quot;; &quot;GG&quot;;&#10;IF([.C126]=&quot;Graph Colouring&quot;; &quot;GC&quot;;&#10;IF([.C126]=&quot;Incremental Scheduling&quot;; &quot;IS&quot;;&#10;IF([.C126]=&quot;Knight Tour&quot;; &quot;KT&quot;;&#10;IF([.C126]=&quot;Knight Tour With Holes&quot;; &quot;KTWH&quot;;&#10;IF([.C126]=&quot;Labyrinth&quot;; &quot;L&quot;;&#10;IF([.C126]=&quot;Maximal Clique Problem&quot;; &quot;MCP&quot;;&#10;IF([.C126]=&quot;Nomystery&quot;; &quot;NM&quot;;&#10;IF([.C126]=&quot;Partner Units&quot;; &quot;PU&quot;;&#10;IF([.C126]=&quot;Permutation Pattern Matching&quot;; &quot;PPM&quot;;&#10;IF([.C126]=&quot;Ricochet Robots&quot;; &quot;RR&quot;;&#10;IF([.C126]=&quot;Sokoban&quot;; &quot;S&quot;;&#10;IF([.C126]=&quot;Stable Marriage&quot;; &quot;SM&quot;;&#10;IF([.C126]=&quot;Valves Location Problem&quot;; &quot;VLP&quot;;&#10;IF([.C126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7]=&quot;Connected Maximum-density Still Life&quot;; &quot;CMSL&quot;;&#10;IF([.C127]=&quot;Crossing Minimization&quot;; &quot;CM&quot;;&#10;IF([.C127]=&quot;Graceful Graphs&quot;; &quot;GG&quot;;&#10;IF([.C127]=&quot;Graph Colouring&quot;; &quot;GC&quot;;&#10;IF([.C127]=&quot;Incremental Scheduling&quot;; &quot;IS&quot;;&#10;IF([.C127]=&quot;Knight Tour&quot;; &quot;KT&quot;;&#10;IF([.C127]=&quot;Knight Tour With Holes&quot;; &quot;KTWH&quot;;&#10;IF([.C127]=&quot;Labyrinth&quot;; &quot;L&quot;;&#10;IF([.C127]=&quot;Maximal Clique Problem&quot;; &quot;MCP&quot;;&#10;IF([.C127]=&quot;Nomystery&quot;; &quot;NM&quot;;&#10;IF([.C127]=&quot;Partner Units&quot;; &quot;PU&quot;;&#10;IF([.C127]=&quot;Permutation Pattern Matching&quot;; &quot;PPM&quot;;&#10;IF([.C127]=&quot;Ricochet Robots&quot;; &quot;RR&quot;;&#10;IF([.C127]=&quot;Sokoban&quot;; &quot;S&quot;;&#10;IF([.C127]=&quot;Stable Marriage&quot;; &quot;SM&quot;;&#10;IF([.C127]=&quot;Valves Location Problem&quot;; &quot;VLP&quot;;&#10;IF([.C127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8]=&quot;Connected Maximum-density Still Life&quot;; &quot;CMSL&quot;;&#10;IF([.C128]=&quot;Crossing Minimization&quot;; &quot;CM&quot;;&#10;IF([.C128]=&quot;Graceful Graphs&quot;; &quot;GG&quot;;&#10;IF([.C128]=&quot;Graph Colouring&quot;; &quot;GC&quot;;&#10;IF([.C128]=&quot;Incremental Scheduling&quot;; &quot;IS&quot;;&#10;IF([.C128]=&quot;Knight Tour&quot;; &quot;KT&quot;;&#10;IF([.C128]=&quot;Knight Tour With Holes&quot;; &quot;KTWH&quot;;&#10;IF([.C128]=&quot;Labyrinth&quot;; &quot;L&quot;;&#10;IF([.C128]=&quot;Maximal Clique Problem&quot;; &quot;MCP&quot;;&#10;IF([.C128]=&quot;Nomystery&quot;; &quot;NM&quot;;&#10;IF([.C128]=&quot;Partner Units&quot;; &quot;PU&quot;;&#10;IF([.C128]=&quot;Permutation Pattern Matching&quot;; &quot;PPM&quot;;&#10;IF([.C128]=&quot;Ricochet Robots&quot;; &quot;RR&quot;;&#10;IF([.C128]=&quot;Sokoban&quot;; &quot;S&quot;;&#10;IF([.C128]=&quot;Stable Marriage&quot;; &quot;SM&quot;;&#10;IF([.C128]=&quot;Valves Location Problem&quot;; &quot;VLP&quot;;&#10;IF([.C128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9]=&quot;Connected Maximum-density Still Life&quot;; &quot;CMSL&quot;;&#10;IF([.C129]=&quot;Crossing Minimization&quot;; &quot;CM&quot;;&#10;IF([.C129]=&quot;Graceful Graphs&quot;; &quot;GG&quot;;&#10;IF([.C129]=&quot;Graph Colouring&quot;; &quot;GC&quot;;&#10;IF([.C129]=&quot;Incremental Scheduling&quot;; &quot;IS&quot;;&#10;IF([.C129]=&quot;Knight Tour&quot;; &quot;KT&quot;;&#10;IF([.C129]=&quot;Knight Tour With Holes&quot;; &quot;KTWH&quot;;&#10;IF([.C129]=&quot;Labyrinth&quot;; &quot;L&quot;;&#10;IF([.C129]=&quot;Maximal Clique Problem&quot;; &quot;MCP&quot;;&#10;IF([.C129]=&quot;Nomystery&quot;; &quot;NM&quot;;&#10;IF([.C129]=&quot;Partner Units&quot;; &quot;PU&quot;;&#10;IF([.C129]=&quot;Permutation Pattern Matching&quot;; &quot;PPM&quot;;&#10;IF([.C129]=&quot;Ricochet Robots&quot;; &quot;RR&quot;;&#10;IF([.C129]=&quot;Sokoban&quot;; &quot;S&quot;;&#10;IF([.C129]=&quot;Stable Marriage&quot;; &quot;SM&quot;;&#10;IF([.C129]=&quot;Valves Location Problem&quot;; &quot;VLP&quot;;&#10;IF([.C129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30]=&quot;Connected Maximum-density Still Life&quot;; &quot;CMSL&quot;;&#10;IF([.C130]=&quot;Crossing Minimization&quot;; &quot;CM&quot;;&#10;IF([.C130]=&quot;Graceful Graphs&quot;; &quot;GG&quot;;&#10;IF([.C130]=&quot;Graph Colouring&quot;; &quot;GC&quot;;&#10;IF([.C130]=&quot;Incremental Scheduling&quot;; &quot;IS&quot;;&#10;IF([.C130]=&quot;Knight Tour&quot;; &quot;KT&quot;;&#10;IF([.C130]=&quot;Knight Tour With Holes&quot;; &quot;KTWH&quot;;&#10;IF([.C130]=&quot;Labyrinth&quot;; &quot;L&quot;;&#10;IF([.C130]=&quot;Maximal Clique Problem&quot;; &quot;MCP&quot;;&#10;IF([.C130]=&quot;Nomystery&quot;; &quot;NM&quot;;&#10;IF([.C130]=&quot;Partner Units&quot;; &quot;PU&quot;;&#10;IF([.C130]=&quot;Permutation Pattern Matching&quot;; &quot;PPM&quot;;&#10;IF([.C130]=&quot;Ricochet Robots&quot;; &quot;RR&quot;;&#10;IF([.C130]=&quot;Sokoban&quot;; &quot;S&quot;;&#10;IF([.C130]=&quot;Stable Marriage&quot;; &quot;SM&quot;;&#10;IF([.C130]=&quot;Valves Location Problem&quot;; &quot;VLP&quot;;&#10;IF([.C13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31]=&quot;Connected Maximum-density Still Life&quot;; &quot;CMSL&quot;;&#10;IF([.C131]=&quot;Crossing Minimization&quot;; &quot;CM&quot;;&#10;IF([.C131]=&quot;Graceful Graphs&quot;; &quot;GG&quot;;&#10;IF([.C131]=&quot;Graph Colouring&quot;; &quot;GC&quot;;&#10;IF([.C131]=&quot;Incremental Scheduling&quot;; &quot;IS&quot;;&#10;IF([.C131]=&quot;Knight Tour&quot;; &quot;KT&quot;;&#10;IF([.C131]=&quot;Knight Tour With Holes&quot;; &quot;KTWH&quot;;&#10;IF([.C131]=&quot;Labyrinth&quot;; &quot;L&quot;;&#10;IF([.C131]=&quot;Maximal Clique Problem&quot;; &quot;MCP&quot;;&#10;IF([.C131]=&quot;Nomystery&quot;; &quot;NM&quot;;&#10;IF([.C131]=&quot;Partner Units&quot;; &quot;PU&quot;;&#10;IF([.C131]=&quot;Permutation Pattern Matching&quot;; &quot;PPM&quot;;&#10;IF([.C131]=&quot;Ricochet Robots&quot;; &quot;RR&quot;;&#10;IF([.C131]=&quot;Sokoban&quot;; &quot;S&quot;;&#10;IF([.C131]=&quot;Stable Marriage&quot;; &quot;SM&quot;;&#10;IF([.C131]=&quot;Valves Location Problem&quot;; &quot;VLP&quot;;&#10;IF([.C131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2]=&quot;Connected Maximum-density Still Life&quot;; &quot;CMSL&quot;;&#10;IF([.C132]=&quot;Crossing Minimization&quot;; &quot;CM&quot;;&#10;IF([.C132]=&quot;Graceful Graphs&quot;; &quot;GG&quot;;&#10;IF([.C132]=&quot;Graph Colouring&quot;; &quot;GC&quot;;&#10;IF([.C132]=&quot;Incremental Scheduling&quot;; &quot;IS&quot;;&#10;IF([.C132]=&quot;Knight Tour&quot;; &quot;KT&quot;;&#10;IF([.C132]=&quot;Knight Tour With Holes&quot;; &quot;KTWH&quot;;&#10;IF([.C132]=&quot;Labyrinth&quot;; &quot;L&quot;;&#10;IF([.C132]=&quot;Maximal Clique Problem&quot;; &quot;MCP&quot;;&#10;IF([.C132]=&quot;Nomystery&quot;; &quot;NM&quot;;&#10;IF([.C132]=&quot;Partner Units&quot;; &quot;PU&quot;;&#10;IF([.C132]=&quot;Permutation Pattern Matching&quot;; &quot;PPM&quot;;&#10;IF([.C132]=&quot;Ricochet Robots&quot;; &quot;RR&quot;;&#10;IF([.C132]=&quot;Sokoban&quot;; &quot;S&quot;;&#10;IF([.C132]=&quot;Stable Marriage&quot;; &quot;SM&quot;;&#10;IF([.C132]=&quot;Valves Location Problem&quot;; &quot;VLP&quot;;&#10;IF([.C132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3]=&quot;Connected Maximum-density Still Life&quot;; &quot;CMSL&quot;;&#10;IF([.C133]=&quot;Crossing Minimization&quot;; &quot;CM&quot;;&#10;IF([.C133]=&quot;Graceful Graphs&quot;; &quot;GG&quot;;&#10;IF([.C133]=&quot;Graph Colouring&quot;; &quot;GC&quot;;&#10;IF([.C133]=&quot;Incremental Scheduling&quot;; &quot;IS&quot;;&#10;IF([.C133]=&quot;Knight Tour&quot;; &quot;KT&quot;;&#10;IF([.C133]=&quot;Knight Tour With Holes&quot;; &quot;KTWH&quot;;&#10;IF([.C133]=&quot;Labyrinth&quot;; &quot;L&quot;;&#10;IF([.C133]=&quot;Maximal Clique Problem&quot;; &quot;MCP&quot;;&#10;IF([.C133]=&quot;Nomystery&quot;; &quot;NM&quot;;&#10;IF([.C133]=&quot;Partner Units&quot;; &quot;PU&quot;;&#10;IF([.C133]=&quot;Permutation Pattern Matching&quot;; &quot;PPM&quot;;&#10;IF([.C133]=&quot;Ricochet Robots&quot;; &quot;RR&quot;;&#10;IF([.C133]=&quot;Sokoban&quot;; &quot;S&quot;;&#10;IF([.C133]=&quot;Stable Marriage&quot;; &quot;SM&quot;;&#10;IF([.C133]=&quot;Valves Location Problem&quot;; &quot;VLP&quot;;&#10;IF([.C133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4]=&quot;Connected Maximum-density Still Life&quot;; &quot;CMSL&quot;;&#10;IF([.C134]=&quot;Crossing Minimization&quot;; &quot;CM&quot;;&#10;IF([.C134]=&quot;Graceful Graphs&quot;; &quot;GG&quot;;&#10;IF([.C134]=&quot;Graph Colouring&quot;; &quot;GC&quot;;&#10;IF([.C134]=&quot;Incremental Scheduling&quot;; &quot;IS&quot;;&#10;IF([.C134]=&quot;Knight Tour&quot;; &quot;KT&quot;;&#10;IF([.C134]=&quot;Knight Tour With Holes&quot;; &quot;KTWH&quot;;&#10;IF([.C134]=&quot;Labyrinth&quot;; &quot;L&quot;;&#10;IF([.C134]=&quot;Maximal Clique Problem&quot;; &quot;MCP&quot;;&#10;IF([.C134]=&quot;Nomystery&quot;; &quot;NM&quot;;&#10;IF([.C134]=&quot;Partner Units&quot;; &quot;PU&quot;;&#10;IF([.C134]=&quot;Permutation Pattern Matching&quot;; &quot;PPM&quot;;&#10;IF([.C134]=&quot;Ricochet Robots&quot;; &quot;RR&quot;;&#10;IF([.C134]=&quot;Sokoban&quot;; &quot;S&quot;;&#10;IF([.C134]=&quot;Stable Marriage&quot;; &quot;SM&quot;;&#10;IF([.C134]=&quot;Valves Location Problem&quot;; &quot;VLP&quot;;&#10;IF([.C134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5]=&quot;Connected Maximum-density Still Life&quot;; &quot;CMSL&quot;;&#10;IF([.C135]=&quot;Crossing Minimization&quot;; &quot;CM&quot;;&#10;IF([.C135]=&quot;Graceful Graphs&quot;; &quot;GG&quot;;&#10;IF([.C135]=&quot;Graph Colouring&quot;; &quot;GC&quot;;&#10;IF([.C135]=&quot;Incremental Scheduling&quot;; &quot;IS&quot;;&#10;IF([.C135]=&quot;Knight Tour&quot;; &quot;KT&quot;;&#10;IF([.C135]=&quot;Knight Tour With Holes&quot;; &quot;KTWH&quot;;&#10;IF([.C135]=&quot;Labyrinth&quot;; &quot;L&quot;;&#10;IF([.C135]=&quot;Maximal Clique Problem&quot;; &quot;MCP&quot;;&#10;IF([.C135]=&quot;Nomystery&quot;; &quot;NM&quot;;&#10;IF([.C135]=&quot;Partner Units&quot;; &quot;PU&quot;;&#10;IF([.C135]=&quot;Permutation Pattern Matching&quot;; &quot;PPM&quot;;&#10;IF([.C135]=&quot;Ricochet Robots&quot;; &quot;RR&quot;;&#10;IF([.C135]=&quot;Sokoban&quot;; &quot;S&quot;;&#10;IF([.C135]=&quot;Stable Marriage&quot;; &quot;SM&quot;;&#10;IF([.C135]=&quot;Valves Location Problem&quot;; &quot;VLP&quot;;&#10;IF([.C135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6]=&quot;Connected Maximum-density Still Life&quot;; &quot;CMSL&quot;;&#10;IF([.C136]=&quot;Crossing Minimization&quot;; &quot;CM&quot;;&#10;IF([.C136]=&quot;Graceful Graphs&quot;; &quot;GG&quot;;&#10;IF([.C136]=&quot;Graph Colouring&quot;; &quot;GC&quot;;&#10;IF([.C136]=&quot;Incremental Scheduling&quot;; &quot;IS&quot;;&#10;IF([.C136]=&quot;Knight Tour&quot;; &quot;KT&quot;;&#10;IF([.C136]=&quot;Knight Tour With Holes&quot;; &quot;KTWH&quot;;&#10;IF([.C136]=&quot;Labyrinth&quot;; &quot;L&quot;;&#10;IF([.C136]=&quot;Maximal Clique Problem&quot;; &quot;MCP&quot;;&#10;IF([.C136]=&quot;Nomystery&quot;; &quot;NM&quot;;&#10;IF([.C136]=&quot;Partner Units&quot;; &quot;PU&quot;;&#10;IF([.C136]=&quot;Permutation Pattern Matching&quot;; &quot;PPM&quot;;&#10;IF([.C136]=&quot;Ricochet Robots&quot;; &quot;RR&quot;;&#10;IF([.C136]=&quot;Sokoban&quot;; &quot;S&quot;;&#10;IF([.C136]=&quot;Stable Marriage&quot;; &quot;SM&quot;;&#10;IF([.C136]=&quot;Valves Location Problem&quot;; &quot;VLP&quot;;&#10;IF([.C136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7]=&quot;Connected Maximum-density Still Life&quot;; &quot;CMSL&quot;;&#10;IF([.C137]=&quot;Crossing Minimization&quot;; &quot;CM&quot;;&#10;IF([.C137]=&quot;Graceful Graphs&quot;; &quot;GG&quot;;&#10;IF([.C137]=&quot;Graph Colouring&quot;; &quot;GC&quot;;&#10;IF([.C137]=&quot;Incremental Scheduling&quot;; &quot;IS&quot;;&#10;IF([.C137]=&quot;Knight Tour&quot;; &quot;KT&quot;;&#10;IF([.C137]=&quot;Knight Tour With Holes&quot;; &quot;KTWH&quot;;&#10;IF([.C137]=&quot;Labyrinth&quot;; &quot;L&quot;;&#10;IF([.C137]=&quot;Maximal Clique Problem&quot;; &quot;MCP&quot;;&#10;IF([.C137]=&quot;Nomystery&quot;; &quot;NM&quot;;&#10;IF([.C137]=&quot;Partner Units&quot;; &quot;PU&quot;;&#10;IF([.C137]=&quot;Permutation Pattern Matching&quot;; &quot;PPM&quot;;&#10;IF([.C137]=&quot;Ricochet Robots&quot;; &quot;RR&quot;;&#10;IF([.C137]=&quot;Sokoban&quot;; &quot;S&quot;;&#10;IF([.C137]=&quot;Stable Marriage&quot;; &quot;SM&quot;;&#10;IF([.C137]=&quot;Valves Location Problem&quot;; &quot;VLP&quot;;&#10;IF([.C137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8]=&quot;Connected Maximum-density Still Life&quot;; &quot;CMSL&quot;;&#10;IF([.C138]=&quot;Crossing Minimization&quot;; &quot;CM&quot;;&#10;IF([.C138]=&quot;Graceful Graphs&quot;; &quot;GG&quot;;&#10;IF([.C138]=&quot;Graph Colouring&quot;; &quot;GC&quot;;&#10;IF([.C138]=&quot;Incremental Scheduling&quot;; &quot;IS&quot;;&#10;IF([.C138]=&quot;Knight Tour&quot;; &quot;KT&quot;;&#10;IF([.C138]=&quot;Knight Tour With Holes&quot;; &quot;KTWH&quot;;&#10;IF([.C138]=&quot;Labyrinth&quot;; &quot;L&quot;;&#10;IF([.C138]=&quot;Maximal Clique Problem&quot;; &quot;MCP&quot;;&#10;IF([.C138]=&quot;Nomystery&quot;; &quot;NM&quot;;&#10;IF([.C138]=&quot;Partner Units&quot;; &quot;PU&quot;;&#10;IF([.C138]=&quot;Permutation Pattern Matching&quot;; &quot;PPM&quot;;&#10;IF([.C138]=&quot;Ricochet Robots&quot;; &quot;RR&quot;;&#10;IF([.C138]=&quot;Sokoban&quot;; &quot;S&quot;;&#10;IF([.C138]=&quot;Stable Marriage&quot;; &quot;SM&quot;;&#10;IF([.C138]=&quot;Valves Location Problem&quot;; &quot;VLP&quot;;&#10;IF([.C138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9]=&quot;Connected Maximum-density Still Life&quot;; &quot;CMSL&quot;;&#10;IF([.C139]=&quot;Crossing Minimization&quot;; &quot;CM&quot;;&#10;IF([.C139]=&quot;Graceful Graphs&quot;; &quot;GG&quot;;&#10;IF([.C139]=&quot;Graph Colouring&quot;; &quot;GC&quot;;&#10;IF([.C139]=&quot;Incremental Scheduling&quot;; &quot;IS&quot;;&#10;IF([.C139]=&quot;Knight Tour&quot;; &quot;KT&quot;;&#10;IF([.C139]=&quot;Knight Tour With Holes&quot;; &quot;KTWH&quot;;&#10;IF([.C139]=&quot;Labyrinth&quot;; &quot;L&quot;;&#10;IF([.C139]=&quot;Maximal Clique Problem&quot;; &quot;MCP&quot;;&#10;IF([.C139]=&quot;Nomystery&quot;; &quot;NM&quot;;&#10;IF([.C139]=&quot;Partner Units&quot;; &quot;PU&quot;;&#10;IF([.C139]=&quot;Permutation Pattern Matching&quot;; &quot;PPM&quot;;&#10;IF([.C139]=&quot;Ricochet Robots&quot;; &quot;RR&quot;;&#10;IF([.C139]=&quot;Sokoban&quot;; &quot;S&quot;;&#10;IF([.C139]=&quot;Stable Marriage&quot;; &quot;SM&quot;;&#10;IF([.C139]=&quot;Valves Location Problem&quot;; &quot;VLP&quot;;&#10;IF([.C139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40]=&quot;Connected Maximum-density Still Life&quot;; &quot;CMSL&quot;;&#10;IF([.C140]=&quot;Crossing Minimization&quot;; &quot;CM&quot;;&#10;IF([.C140]=&quot;Graceful Graphs&quot;; &quot;GG&quot;;&#10;IF([.C140]=&quot;Graph Colouring&quot;; &quot;GC&quot;;&#10;IF([.C140]=&quot;Incremental Scheduling&quot;; &quot;IS&quot;;&#10;IF([.C140]=&quot;Knight Tour&quot;; &quot;KT&quot;;&#10;IF([.C140]=&quot;Knight Tour With Holes&quot;; &quot;KTWH&quot;;&#10;IF([.C140]=&quot;Labyrinth&quot;; &quot;L&quot;;&#10;IF([.C140]=&quot;Maximal Clique Problem&quot;; &quot;MCP&quot;;&#10;IF([.C140]=&quot;Nomystery&quot;; &quot;NM&quot;;&#10;IF([.C140]=&quot;Partner Units&quot;; &quot;PU&quot;;&#10;IF([.C140]=&quot;Permutation Pattern Matching&quot;; &quot;PPM&quot;;&#10;IF([.C140]=&quot;Ricochet Robots&quot;; &quot;RR&quot;;&#10;IF([.C140]=&quot;Sokoban&quot;; &quot;S&quot;;&#10;IF([.C140]=&quot;Stable Marriage&quot;; &quot;SM&quot;;&#10;IF([.C140]=&quot;Valves Location Problem&quot;; &quot;VLP&quot;;&#10;IF([.C140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41]=&quot;Connected Maximum-density Still Life&quot;; &quot;CMSL&quot;;&#10;IF([.C141]=&quot;Crossing Minimization&quot;; &quot;CM&quot;;&#10;IF([.C141]=&quot;Graceful Graphs&quot;; &quot;GG&quot;;&#10;IF([.C141]=&quot;Graph Colouring&quot;; &quot;GC&quot;;&#10;IF([.C141]=&quot;Incremental Scheduling&quot;; &quot;IS&quot;;&#10;IF([.C141]=&quot;Knight Tour&quot;; &quot;KT&quot;;&#10;IF([.C141]=&quot;Knight Tour With Holes&quot;; &quot;KTWH&quot;;&#10;IF([.C141]=&quot;Labyrinth&quot;; &quot;L&quot;;&#10;IF([.C141]=&quot;Maximal Clique Problem&quot;; &quot;MCP&quot;;&#10;IF([.C141]=&quot;Nomystery&quot;; &quot;NM&quot;;&#10;IF([.C141]=&quot;Partner Units&quot;; &quot;PU&quot;;&#10;IF([.C141]=&quot;Permutation Pattern Matching&quot;; &quot;PPM&quot;;&#10;IF([.C141]=&quot;Ricochet Robots&quot;; &quot;RR&quot;;&#10;IF([.C141]=&quot;Sokoban&quot;; &quot;S&quot;;&#10;IF([.C141]=&quot;Stable Marriage&quot;; &quot;SM&quot;;&#10;IF([.C141]=&quot;Valves Location Problem&quot;; &quot;VLP&quot;;&#10;IF([.C141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2]=&quot;Connected Maximum-density Still Life&quot;; &quot;CMSL&quot;;&#10;IF([.C142]=&quot;Crossing Minimization&quot;; &quot;CM&quot;;&#10;IF([.C142]=&quot;Graceful Graphs&quot;; &quot;GG&quot;;&#10;IF([.C142]=&quot;Graph Colouring&quot;; &quot;GC&quot;;&#10;IF([.C142]=&quot;Incremental Scheduling&quot;; &quot;IS&quot;;&#10;IF([.C142]=&quot;Knight Tour&quot;; &quot;KT&quot;;&#10;IF([.C142]=&quot;Knight Tour With Holes&quot;; &quot;KTWH&quot;;&#10;IF([.C142]=&quot;Labyrinth&quot;; &quot;L&quot;;&#10;IF([.C142]=&quot;Maximal Clique Problem&quot;; &quot;MCP&quot;;&#10;IF([.C142]=&quot;Nomystery&quot;; &quot;NM&quot;;&#10;IF([.C142]=&quot;Partner Units&quot;; &quot;PU&quot;;&#10;IF([.C142]=&quot;Permutation Pattern Matching&quot;; &quot;PPM&quot;;&#10;IF([.C142]=&quot;Ricochet Robots&quot;; &quot;RR&quot;;&#10;IF([.C142]=&quot;Sokoban&quot;; &quot;S&quot;;&#10;IF([.C142]=&quot;Stable Marriage&quot;; &quot;SM&quot;;&#10;IF([.C142]=&quot;Valves Location Problem&quot;; &quot;VLP&quot;;&#10;IF([.C142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3]=&quot;Connected Maximum-density Still Life&quot;; &quot;CMSL&quot;;&#10;IF([.C143]=&quot;Crossing Minimization&quot;; &quot;CM&quot;;&#10;IF([.C143]=&quot;Graceful Graphs&quot;; &quot;GG&quot;;&#10;IF([.C143]=&quot;Graph Colouring&quot;; &quot;GC&quot;;&#10;IF([.C143]=&quot;Incremental Scheduling&quot;; &quot;IS&quot;;&#10;IF([.C143]=&quot;Knight Tour&quot;; &quot;KT&quot;;&#10;IF([.C143]=&quot;Knight Tour With Holes&quot;; &quot;KTWH&quot;;&#10;IF([.C143]=&quot;Labyrinth&quot;; &quot;L&quot;;&#10;IF([.C143]=&quot;Maximal Clique Problem&quot;; &quot;MCP&quot;;&#10;IF([.C143]=&quot;Nomystery&quot;; &quot;NM&quot;;&#10;IF([.C143]=&quot;Partner Units&quot;; &quot;PU&quot;;&#10;IF([.C143]=&quot;Permutation Pattern Matching&quot;; &quot;PPM&quot;;&#10;IF([.C143]=&quot;Ricochet Robots&quot;; &quot;RR&quot;;&#10;IF([.C143]=&quot;Sokoban&quot;; &quot;S&quot;;&#10;IF([.C143]=&quot;Stable Marriage&quot;; &quot;SM&quot;;&#10;IF([.C143]=&quot;Valves Location Problem&quot;; &quot;VLP&quot;;&#10;IF([.C143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4]=&quot;Connected Maximum-density Still Life&quot;; &quot;CMSL&quot;;&#10;IF([.C144]=&quot;Crossing Minimization&quot;; &quot;CM&quot;;&#10;IF([.C144]=&quot;Graceful Graphs&quot;; &quot;GG&quot;;&#10;IF([.C144]=&quot;Graph Colouring&quot;; &quot;GC&quot;;&#10;IF([.C144]=&quot;Incremental Scheduling&quot;; &quot;IS&quot;;&#10;IF([.C144]=&quot;Knight Tour&quot;; &quot;KT&quot;;&#10;IF([.C144]=&quot;Knight Tour With Holes&quot;; &quot;KTWH&quot;;&#10;IF([.C144]=&quot;Labyrinth&quot;; &quot;L&quot;;&#10;IF([.C144]=&quot;Maximal Clique Problem&quot;; &quot;MCP&quot;;&#10;IF([.C144]=&quot;Nomystery&quot;; &quot;NM&quot;;&#10;IF([.C144]=&quot;Partner Units&quot;; &quot;PU&quot;;&#10;IF([.C144]=&quot;Permutation Pattern Matching&quot;; &quot;PPM&quot;;&#10;IF([.C144]=&quot;Ricochet Robots&quot;; &quot;RR&quot;;&#10;IF([.C144]=&quot;Sokoban&quot;; &quot;S&quot;;&#10;IF([.C144]=&quot;Stable Marriage&quot;; &quot;SM&quot;;&#10;IF([.C144]=&quot;Valves Location Problem&quot;; &quot;VLP&quot;;&#10;IF([.C144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5]=&quot;Connected Maximum-density Still Life&quot;; &quot;CMSL&quot;;&#10;IF([.C145]=&quot;Crossing Minimization&quot;; &quot;CM&quot;;&#10;IF([.C145]=&quot;Graceful Graphs&quot;; &quot;GG&quot;;&#10;IF([.C145]=&quot;Graph Colouring&quot;; &quot;GC&quot;;&#10;IF([.C145]=&quot;Incremental Scheduling&quot;; &quot;IS&quot;;&#10;IF([.C145]=&quot;Knight Tour&quot;; &quot;KT&quot;;&#10;IF([.C145]=&quot;Knight Tour With Holes&quot;; &quot;KTWH&quot;;&#10;IF([.C145]=&quot;Labyrinth&quot;; &quot;L&quot;;&#10;IF([.C145]=&quot;Maximal Clique Problem&quot;; &quot;MCP&quot;;&#10;IF([.C145]=&quot;Nomystery&quot;; &quot;NM&quot;;&#10;IF([.C145]=&quot;Partner Units&quot;; &quot;PU&quot;;&#10;IF([.C145]=&quot;Permutation Pattern Matching&quot;; &quot;PPM&quot;;&#10;IF([.C145]=&quot;Ricochet Robots&quot;; &quot;RR&quot;;&#10;IF([.C145]=&quot;Sokoban&quot;; &quot;S&quot;;&#10;IF([.C145]=&quot;Stable Marriage&quot;; &quot;SM&quot;;&#10;IF([.C145]=&quot;Valves Location Problem&quot;; &quot;VLP&quot;;&#10;IF([.C145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6]=&quot;Connected Maximum-density Still Life&quot;; &quot;CMSL&quot;;&#10;IF([.C146]=&quot;Crossing Minimization&quot;; &quot;CM&quot;;&#10;IF([.C146]=&quot;Graceful Graphs&quot;; &quot;GG&quot;;&#10;IF([.C146]=&quot;Graph Colouring&quot;; &quot;GC&quot;;&#10;IF([.C146]=&quot;Incremental Scheduling&quot;; &quot;IS&quot;;&#10;IF([.C146]=&quot;Knight Tour&quot;; &quot;KT&quot;;&#10;IF([.C146]=&quot;Knight Tour With Holes&quot;; &quot;KTWH&quot;;&#10;IF([.C146]=&quot;Labyrinth&quot;; &quot;L&quot;;&#10;IF([.C146]=&quot;Maximal Clique Problem&quot;; &quot;MCP&quot;;&#10;IF([.C146]=&quot;Nomystery&quot;; &quot;NM&quot;;&#10;IF([.C146]=&quot;Partner Units&quot;; &quot;PU&quot;;&#10;IF([.C146]=&quot;Permutation Pattern Matching&quot;; &quot;PPM&quot;;&#10;IF([.C146]=&quot;Ricochet Robots&quot;; &quot;RR&quot;;&#10;IF([.C146]=&quot;Sokoban&quot;; &quot;S&quot;;&#10;IF([.C146]=&quot;Stable Marriage&quot;; &quot;SM&quot;;&#10;IF([.C146]=&quot;Valves Location Problem&quot;; &quot;VLP&quot;;&#10;IF([.C146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7]=&quot;Connected Maximum-density Still Life&quot;; &quot;CMSL&quot;;&#10;IF([.C147]=&quot;Crossing Minimization&quot;; &quot;CM&quot;;&#10;IF([.C147]=&quot;Graceful Graphs&quot;; &quot;GG&quot;;&#10;IF([.C147]=&quot;Graph Colouring&quot;; &quot;GC&quot;;&#10;IF([.C147]=&quot;Incremental Scheduling&quot;; &quot;IS&quot;;&#10;IF([.C147]=&quot;Knight Tour&quot;; &quot;KT&quot;;&#10;IF([.C147]=&quot;Knight Tour With Holes&quot;; &quot;KTWH&quot;;&#10;IF([.C147]=&quot;Labyrinth&quot;; &quot;L&quot;;&#10;IF([.C147]=&quot;Maximal Clique Problem&quot;; &quot;MCP&quot;;&#10;IF([.C147]=&quot;Nomystery&quot;; &quot;NM&quot;;&#10;IF([.C147]=&quot;Partner Units&quot;; &quot;PU&quot;;&#10;IF([.C147]=&quot;Permutation Pattern Matching&quot;; &quot;PPM&quot;;&#10;IF([.C147]=&quot;Ricochet Robots&quot;; &quot;RR&quot;;&#10;IF([.C147]=&quot;Sokoban&quot;; &quot;S&quot;;&#10;IF([.C147]=&quot;Stable Marriage&quot;; &quot;SM&quot;;&#10;IF([.C147]=&quot;Valves Location Problem&quot;; &quot;VLP&quot;;&#10;IF([.C147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4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8]=&quot;Connected Maximum-density Still Life&quot;; &quot;CMSL&quot;;&#10;IF([.C148]=&quot;Crossing Minimization&quot;; &quot;CM&quot;;&#10;IF([.C148]=&quot;Graceful Graphs&quot;; &quot;GG&quot;;&#10;IF([.C148]=&quot;Graph Colouring&quot;; &quot;GC&quot;;&#10;IF([.C148]=&quot;Incremental Scheduling&quot;; &quot;IS&quot;;&#10;IF([.C148]=&quot;Knight Tour&quot;; &quot;KT&quot;;&#10;IF([.C148]=&quot;Knight Tour With Holes&quot;; &quot;KTWH&quot;;&#10;IF([.C148]=&quot;Labyrinth&quot;; &quot;L&quot;;&#10;IF([.C148]=&quot;Maximal Clique Problem&quot;; &quot;MCP&quot;;&#10;IF([.C148]=&quot;Nomystery&quot;; &quot;NM&quot;;&#10;IF([.C148]=&quot;Partner Units&quot;; &quot;PU&quot;;&#10;IF([.C148]=&quot;Permutation Pattern Matching&quot;; &quot;PPM&quot;;&#10;IF([.C148]=&quot;Ricochet Robots&quot;; &quot;RR&quot;;&#10;IF([.C148]=&quot;Sokoban&quot;; &quot;S&quot;;&#10;IF([.C148]=&quot;Stable Marriage&quot;; &quot;SM&quot;;&#10;IF([.C148]=&quot;Valves Location Problem&quot;; &quot;VLP&quot;;&#10;IF([.C148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9]=&quot;Connected Maximum-density Still Life&quot;; &quot;CMSL&quot;;&#10;IF([.C149]=&quot;Crossing Minimization&quot;; &quot;CM&quot;;&#10;IF([.C149]=&quot;Graceful Graphs&quot;; &quot;GG&quot;;&#10;IF([.C149]=&quot;Graph Colouring&quot;; &quot;GC&quot;;&#10;IF([.C149]=&quot;Incremental Scheduling&quot;; &quot;IS&quot;;&#10;IF([.C149]=&quot;Knight Tour&quot;; &quot;KT&quot;;&#10;IF([.C149]=&quot;Knight Tour With Holes&quot;; &quot;KTWH&quot;;&#10;IF([.C149]=&quot;Labyrinth&quot;; &quot;L&quot;;&#10;IF([.C149]=&quot;Maximal Clique Problem&quot;; &quot;MCP&quot;;&#10;IF([.C149]=&quot;Nomystery&quot;; &quot;NM&quot;;&#10;IF([.C149]=&quot;Partner Units&quot;; &quot;PU&quot;;&#10;IF([.C149]=&quot;Permutation Pattern Matching&quot;; &quot;PPM&quot;;&#10;IF([.C149]=&quot;Ricochet Robots&quot;; &quot;RR&quot;;&#10;IF([.C149]=&quot;Sokoban&quot;; &quot;S&quot;;&#10;IF([.C149]=&quot;Stable Marriage&quot;; &quot;SM&quot;;&#10;IF([.C149]=&quot;Valves Location Problem&quot;; &quot;VLP&quot;;&#10;IF([.C149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50]=&quot;Connected Maximum-density Still Life&quot;; &quot;CMSL&quot;;&#10;IF([.C150]=&quot;Crossing Minimization&quot;; &quot;CM&quot;;&#10;IF([.C150]=&quot;Graceful Graphs&quot;; &quot;GG&quot;;&#10;IF([.C150]=&quot;Graph Colouring&quot;; &quot;GC&quot;;&#10;IF([.C150]=&quot;Incremental Scheduling&quot;; &quot;IS&quot;;&#10;IF([.C150]=&quot;Knight Tour&quot;; &quot;KT&quot;;&#10;IF([.C150]=&quot;Knight Tour With Holes&quot;; &quot;KTWH&quot;;&#10;IF([.C150]=&quot;Labyrinth&quot;; &quot;L&quot;;&#10;IF([.C150]=&quot;Maximal Clique Problem&quot;; &quot;MCP&quot;;&#10;IF([.C150]=&quot;Nomystery&quot;; &quot;NM&quot;;&#10;IF([.C150]=&quot;Partner Units&quot;; &quot;PU&quot;;&#10;IF([.C150]=&quot;Permutation Pattern Matching&quot;; &quot;PPM&quot;;&#10;IF([.C150]=&quot;Ricochet Robots&quot;; &quot;RR&quot;;&#10;IF([.C150]=&quot;Sokoban&quot;; &quot;S&quot;;&#10;IF([.C150]=&quot;Stable Marriage&quot;; &quot;SM&quot;;&#10;IF([.C150]=&quot;Valves Location Problem&quot;; &quot;VLP&quot;;&#10;IF([.C150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51]=&quot;Connected Maximum-density Still Life&quot;; &quot;CMSL&quot;;&#10;IF([.C151]=&quot;Crossing Minimization&quot;; &quot;CM&quot;;&#10;IF([.C151]=&quot;Graceful Graphs&quot;; &quot;GG&quot;;&#10;IF([.C151]=&quot;Graph Colouring&quot;; &quot;GC&quot;;&#10;IF([.C151]=&quot;Incremental Scheduling&quot;; &quot;IS&quot;;&#10;IF([.C151]=&quot;Knight Tour&quot;; &quot;KT&quot;;&#10;IF([.C151]=&quot;Knight Tour With Holes&quot;; &quot;KTWH&quot;;&#10;IF([.C151]=&quot;Labyrinth&quot;; &quot;L&quot;;&#10;IF([.C151]=&quot;Maximal Clique Problem&quot;; &quot;MCP&quot;;&#10;IF([.C151]=&quot;Nomystery&quot;; &quot;NM&quot;;&#10;IF([.C151]=&quot;Partner Units&quot;; &quot;PU&quot;;&#10;IF([.C151]=&quot;Permutation Pattern Matching&quot;; &quot;PPM&quot;;&#10;IF([.C151]=&quot;Ricochet Robots&quot;; &quot;RR&quot;;&#10;IF([.C151]=&quot;Sokoban&quot;; &quot;S&quot;;&#10;IF([.C151]=&quot;Stable Marriage&quot;; &quot;SM&quot;;&#10;IF([.C151]=&quot;Valves Location Problem&quot;; &quot;VLP&quot;;&#10;IF([.C151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2]=&quot;Connected Maximum-density Still Life&quot;; &quot;CMSL&quot;;&#10;IF([.C152]=&quot;Crossing Minimization&quot;; &quot;CM&quot;;&#10;IF([.C152]=&quot;Graceful Graphs&quot;; &quot;GG&quot;;&#10;IF([.C152]=&quot;Graph Colouring&quot;; &quot;GC&quot;;&#10;IF([.C152]=&quot;Incremental Scheduling&quot;; &quot;IS&quot;;&#10;IF([.C152]=&quot;Knight Tour&quot;; &quot;KT&quot;;&#10;IF([.C152]=&quot;Knight Tour With Holes&quot;; &quot;KTWH&quot;;&#10;IF([.C152]=&quot;Labyrinth&quot;; &quot;L&quot;;&#10;IF([.C152]=&quot;Maximal Clique Problem&quot;; &quot;MCP&quot;;&#10;IF([.C152]=&quot;Nomystery&quot;; &quot;NM&quot;;&#10;IF([.C152]=&quot;Partner Units&quot;; &quot;PU&quot;;&#10;IF([.C152]=&quot;Permutation Pattern Matching&quot;; &quot;PPM&quot;;&#10;IF([.C152]=&quot;Ricochet Robots&quot;; &quot;RR&quot;;&#10;IF([.C152]=&quot;Sokoban&quot;; &quot;S&quot;;&#10;IF([.C152]=&quot;Stable Marriage&quot;; &quot;SM&quot;;&#10;IF([.C152]=&quot;Valves Location Problem&quot;; &quot;VLP&quot;;&#10;IF([.C152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3]=&quot;Connected Maximum-density Still Life&quot;; &quot;CMSL&quot;;&#10;IF([.C153]=&quot;Crossing Minimization&quot;; &quot;CM&quot;;&#10;IF([.C153]=&quot;Graceful Graphs&quot;; &quot;GG&quot;;&#10;IF([.C153]=&quot;Graph Colouring&quot;; &quot;GC&quot;;&#10;IF([.C153]=&quot;Incremental Scheduling&quot;; &quot;IS&quot;;&#10;IF([.C153]=&quot;Knight Tour&quot;; &quot;KT&quot;;&#10;IF([.C153]=&quot;Knight Tour With Holes&quot;; &quot;KTWH&quot;;&#10;IF([.C153]=&quot;Labyrinth&quot;; &quot;L&quot;;&#10;IF([.C153]=&quot;Maximal Clique Problem&quot;; &quot;MCP&quot;;&#10;IF([.C153]=&quot;Nomystery&quot;; &quot;NM&quot;;&#10;IF([.C153]=&quot;Partner Units&quot;; &quot;PU&quot;;&#10;IF([.C153]=&quot;Permutation Pattern Matching&quot;; &quot;PPM&quot;;&#10;IF([.C153]=&quot;Ricochet Robots&quot;; &quot;RR&quot;;&#10;IF([.C153]=&quot;Sokoban&quot;; &quot;S&quot;;&#10;IF([.C153]=&quot;Stable Marriage&quot;; &quot;SM&quot;;&#10;IF([.C153]=&quot;Valves Location Problem&quot;; &quot;VLP&quot;;&#10;IF([.C153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4]=&quot;Connected Maximum-density Still Life&quot;; &quot;CMSL&quot;;&#10;IF([.C154]=&quot;Crossing Minimization&quot;; &quot;CM&quot;;&#10;IF([.C154]=&quot;Graceful Graphs&quot;; &quot;GG&quot;;&#10;IF([.C154]=&quot;Graph Colouring&quot;; &quot;GC&quot;;&#10;IF([.C154]=&quot;Incremental Scheduling&quot;; &quot;IS&quot;;&#10;IF([.C154]=&quot;Knight Tour&quot;; &quot;KT&quot;;&#10;IF([.C154]=&quot;Knight Tour With Holes&quot;; &quot;KTWH&quot;;&#10;IF([.C154]=&quot;Labyrinth&quot;; &quot;L&quot;;&#10;IF([.C154]=&quot;Maximal Clique Problem&quot;; &quot;MCP&quot;;&#10;IF([.C154]=&quot;Nomystery&quot;; &quot;NM&quot;;&#10;IF([.C154]=&quot;Partner Units&quot;; &quot;PU&quot;;&#10;IF([.C154]=&quot;Permutation Pattern Matching&quot;; &quot;PPM&quot;;&#10;IF([.C154]=&quot;Ricochet Robots&quot;; &quot;RR&quot;;&#10;IF([.C154]=&quot;Sokoban&quot;; &quot;S&quot;;&#10;IF([.C154]=&quot;Stable Marriage&quot;; &quot;SM&quot;;&#10;IF([.C154]=&quot;Valves Location Problem&quot;; &quot;VLP&quot;;&#10;IF([.C154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5]=&quot;Connected Maximum-density Still Life&quot;; &quot;CMSL&quot;;&#10;IF([.C155]=&quot;Crossing Minimization&quot;; &quot;CM&quot;;&#10;IF([.C155]=&quot;Graceful Graphs&quot;; &quot;GG&quot;;&#10;IF([.C155]=&quot;Graph Colouring&quot;; &quot;GC&quot;;&#10;IF([.C155]=&quot;Incremental Scheduling&quot;; &quot;IS&quot;;&#10;IF([.C155]=&quot;Knight Tour&quot;; &quot;KT&quot;;&#10;IF([.C155]=&quot;Knight Tour With Holes&quot;; &quot;KTWH&quot;;&#10;IF([.C155]=&quot;Labyrinth&quot;; &quot;L&quot;;&#10;IF([.C155]=&quot;Maximal Clique Problem&quot;; &quot;MCP&quot;;&#10;IF([.C155]=&quot;Nomystery&quot;; &quot;NM&quot;;&#10;IF([.C155]=&quot;Partner Units&quot;; &quot;PU&quot;;&#10;IF([.C155]=&quot;Permutation Pattern Matching&quot;; &quot;PPM&quot;;&#10;IF([.C155]=&quot;Ricochet Robots&quot;; &quot;RR&quot;;&#10;IF([.C155]=&quot;Sokoban&quot;; &quot;S&quot;;&#10;IF([.C155]=&quot;Stable Marriage&quot;; &quot;SM&quot;;&#10;IF([.C155]=&quot;Valves Location Problem&quot;; &quot;VLP&quot;;&#10;IF([.C155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6]=&quot;Connected Maximum-density Still Life&quot;; &quot;CMSL&quot;;&#10;IF([.C156]=&quot;Crossing Minimization&quot;; &quot;CM&quot;;&#10;IF([.C156]=&quot;Graceful Graphs&quot;; &quot;GG&quot;;&#10;IF([.C156]=&quot;Graph Colouring&quot;; &quot;GC&quot;;&#10;IF([.C156]=&quot;Incremental Scheduling&quot;; &quot;IS&quot;;&#10;IF([.C156]=&quot;Knight Tour&quot;; &quot;KT&quot;;&#10;IF([.C156]=&quot;Knight Tour With Holes&quot;; &quot;KTWH&quot;;&#10;IF([.C156]=&quot;Labyrinth&quot;; &quot;L&quot;;&#10;IF([.C156]=&quot;Maximal Clique Problem&quot;; &quot;MCP&quot;;&#10;IF([.C156]=&quot;Nomystery&quot;; &quot;NM&quot;;&#10;IF([.C156]=&quot;Partner Units&quot;; &quot;PU&quot;;&#10;IF([.C156]=&quot;Permutation Pattern Matching&quot;; &quot;PPM&quot;;&#10;IF([.C156]=&quot;Ricochet Robots&quot;; &quot;RR&quot;;&#10;IF([.C156]=&quot;Sokoban&quot;; &quot;S&quot;;&#10;IF([.C156]=&quot;Stable Marriage&quot;; &quot;SM&quot;;&#10;IF([.C156]=&quot;Valves Location Problem&quot;; &quot;VLP&quot;;&#10;IF([.C156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7]=&quot;Connected Maximum-density Still Life&quot;; &quot;CMSL&quot;;&#10;IF([.C157]=&quot;Crossing Minimization&quot;; &quot;CM&quot;;&#10;IF([.C157]=&quot;Graceful Graphs&quot;; &quot;GG&quot;;&#10;IF([.C157]=&quot;Graph Colouring&quot;; &quot;GC&quot;;&#10;IF([.C157]=&quot;Incremental Scheduling&quot;; &quot;IS&quot;;&#10;IF([.C157]=&quot;Knight Tour&quot;; &quot;KT&quot;;&#10;IF([.C157]=&quot;Knight Tour With Holes&quot;; &quot;KTWH&quot;;&#10;IF([.C157]=&quot;Labyrinth&quot;; &quot;L&quot;;&#10;IF([.C157]=&quot;Maximal Clique Problem&quot;; &quot;MCP&quot;;&#10;IF([.C157]=&quot;Nomystery&quot;; &quot;NM&quot;;&#10;IF([.C157]=&quot;Partner Units&quot;; &quot;PU&quot;;&#10;IF([.C157]=&quot;Permutation Pattern Matching&quot;; &quot;PPM&quot;;&#10;IF([.C157]=&quot;Ricochet Robots&quot;; &quot;RR&quot;;&#10;IF([.C157]=&quot;Sokoban&quot;; &quot;S&quot;;&#10;IF([.C157]=&quot;Stable Marriage&quot;; &quot;SM&quot;;&#10;IF([.C157]=&quot;Valves Location Problem&quot;; &quot;VLP&quot;;&#10;IF([.C157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8]=&quot;Connected Maximum-density Still Life&quot;; &quot;CMSL&quot;;&#10;IF([.C158]=&quot;Crossing Minimization&quot;; &quot;CM&quot;;&#10;IF([.C158]=&quot;Graceful Graphs&quot;; &quot;GG&quot;;&#10;IF([.C158]=&quot;Graph Colouring&quot;; &quot;GC&quot;;&#10;IF([.C158]=&quot;Incremental Scheduling&quot;; &quot;IS&quot;;&#10;IF([.C158]=&quot;Knight Tour&quot;; &quot;KT&quot;;&#10;IF([.C158]=&quot;Knight Tour With Holes&quot;; &quot;KTWH&quot;;&#10;IF([.C158]=&quot;Labyrinth&quot;; &quot;L&quot;;&#10;IF([.C158]=&quot;Maximal Clique Problem&quot;; &quot;MCP&quot;;&#10;IF([.C158]=&quot;Nomystery&quot;; &quot;NM&quot;;&#10;IF([.C158]=&quot;Partner Units&quot;; &quot;PU&quot;;&#10;IF([.C158]=&quot;Permutation Pattern Matching&quot;; &quot;PPM&quot;;&#10;IF([.C158]=&quot;Ricochet Robots&quot;; &quot;RR&quot;;&#10;IF([.C158]=&quot;Sokoban&quot;; &quot;S&quot;;&#10;IF([.C158]=&quot;Stable Marriage&quot;; &quot;SM&quot;;&#10;IF([.C158]=&quot;Valves Location Problem&quot;; &quot;VLP&quot;;&#10;IF([.C158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9]=&quot;Connected Maximum-density Still Life&quot;; &quot;CMSL&quot;;&#10;IF([.C159]=&quot;Crossing Minimization&quot;; &quot;CM&quot;;&#10;IF([.C159]=&quot;Graceful Graphs&quot;; &quot;GG&quot;;&#10;IF([.C159]=&quot;Graph Colouring&quot;; &quot;GC&quot;;&#10;IF([.C159]=&quot;Incremental Scheduling&quot;; &quot;IS&quot;;&#10;IF([.C159]=&quot;Knight Tour&quot;; &quot;KT&quot;;&#10;IF([.C159]=&quot;Knight Tour With Holes&quot;; &quot;KTWH&quot;;&#10;IF([.C159]=&quot;Labyrinth&quot;; &quot;L&quot;;&#10;IF([.C159]=&quot;Maximal Clique Problem&quot;; &quot;MCP&quot;;&#10;IF([.C159]=&quot;Nomystery&quot;; &quot;NM&quot;;&#10;IF([.C159]=&quot;Partner Units&quot;; &quot;PU&quot;;&#10;IF([.C159]=&quot;Permutation Pattern Matching&quot;; &quot;PPM&quot;;&#10;IF([.C159]=&quot;Ricochet Robots&quot;; &quot;RR&quot;;&#10;IF([.C159]=&quot;Sokoban&quot;; &quot;S&quot;;&#10;IF([.C159]=&quot;Stable Marriage&quot;; &quot;SM&quot;;&#10;IF([.C159]=&quot;Valves Location Problem&quot;; &quot;VLP&quot;;&#10;IF([.C159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60]=&quot;Connected Maximum-density Still Life&quot;; &quot;CMSL&quot;;&#10;IF([.C160]=&quot;Crossing Minimization&quot;; &quot;CM&quot;;&#10;IF([.C160]=&quot;Graceful Graphs&quot;; &quot;GG&quot;;&#10;IF([.C160]=&quot;Graph Colouring&quot;; &quot;GC&quot;;&#10;IF([.C160]=&quot;Incremental Scheduling&quot;; &quot;IS&quot;;&#10;IF([.C160]=&quot;Knight Tour&quot;; &quot;KT&quot;;&#10;IF([.C160]=&quot;Knight Tour With Holes&quot;; &quot;KTWH&quot;;&#10;IF([.C160]=&quot;Labyrinth&quot;; &quot;L&quot;;&#10;IF([.C160]=&quot;Maximal Clique Problem&quot;; &quot;MCP&quot;;&#10;IF([.C160]=&quot;Nomystery&quot;; &quot;NM&quot;;&#10;IF([.C160]=&quot;Partner Units&quot;; &quot;PU&quot;;&#10;IF([.C160]=&quot;Permutation Pattern Matching&quot;; &quot;PPM&quot;;&#10;IF([.C160]=&quot;Ricochet Robots&quot;; &quot;RR&quot;;&#10;IF([.C160]=&quot;Sokoban&quot;; &quot;S&quot;;&#10;IF([.C160]=&quot;Stable Marriage&quot;; &quot;SM&quot;;&#10;IF([.C160]=&quot;Valves Location Problem&quot;; &quot;VLP&quot;;&#10;IF([.C160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61]=&quot;Connected Maximum-density Still Life&quot;; &quot;CMSL&quot;;&#10;IF([.C161]=&quot;Crossing Minimization&quot;; &quot;CM&quot;;&#10;IF([.C161]=&quot;Graceful Graphs&quot;; &quot;GG&quot;;&#10;IF([.C161]=&quot;Graph Colouring&quot;; &quot;GC&quot;;&#10;IF([.C161]=&quot;Incremental Scheduling&quot;; &quot;IS&quot;;&#10;IF([.C161]=&quot;Knight Tour&quot;; &quot;KT&quot;;&#10;IF([.C161]=&quot;Knight Tour With Holes&quot;; &quot;KTWH&quot;;&#10;IF([.C161]=&quot;Labyrinth&quot;; &quot;L&quot;;&#10;IF([.C161]=&quot;Maximal Clique Problem&quot;; &quot;MCP&quot;;&#10;IF([.C161]=&quot;Nomystery&quot;; &quot;NM&quot;;&#10;IF([.C161]=&quot;Partner Units&quot;; &quot;PU&quot;;&#10;IF([.C161]=&quot;Permutation Pattern Matching&quot;; &quot;PPM&quot;;&#10;IF([.C161]=&quot;Ricochet Robots&quot;; &quot;RR&quot;;&#10;IF([.C161]=&quot;Sokoban&quot;; &quot;S&quot;;&#10;IF([.C161]=&quot;Stable Marriage&quot;; &quot;SM&quot;;&#10;IF([.C161]=&quot;Valves Location Problem&quot;; &quot;VLP&quot;;&#10;IF([.C161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1-score" table:style-name="ta1">
        <table:shapes>
          <draw:frame draw:z-index="0" draw:style-name="gr1" draw:text-style-name="P1" svg:width="22.633cm" svg:height="10.55cm" svg:x="1.191cm" svg:y="10.961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6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23"/>
        <table:table-row table:style-name="ro1">
          <table:table-cell table:style-name="ce2" office:value-type="string" calcext:value-type="string">
            <text:p>Average - F1 Score</text:p>
          </table:table-cell>
          <table:table-cell table:style-name="ce8" office:value-type="string" calcext:value-type="string">
            <text:p>BEHAVIOR FILE</text:p>
          </table:table-cell>
          <table:table-cell table:style-name="ce8" office:value-type="string" calcext:value-type="string">
            <text:p>MODEL</text:p>
          </table:table-cell>
          <table:table-cell table:style-name="ce18" table:number-columns-repeated="8"/>
          <table:table-cell table:style-name="ce19"/>
        </table:table-row>
        <table:table-row table:style-name="ro1">
          <table:table-cell table:style-name="ce3"/>
          <table:table-cell table:style-name="ce9" office:value-type="string" calcext:value-type="string">
            <text:p>behavior_first_report_v1</text:p>
          </table:table-cell>
          <table:table-cell table:style-name="ce15" office:value-type="string" calcext:value-type="string">
            <text:p>behavior_first_report_v2</text:p>
          </table:table-cell>
          <table:table-cell table:style-name="ce15" office:value-type="string" calcext:value-type="string">
            <text:p>behavior_first_report_v3</text:p>
          </table:table-cell>
          <table:table-cell table:style-name="ce15" office:value-type="string" calcext:value-type="string">
            <text:p>behavior_first_report_v4</text:p>
          </table:table-cell>
          <table:table-cell table:style-name="ce15" office:value-type="string" calcext:value-type="string">
            <text:p>behavior_second_report_v1</text:p>
          </table:table-cell>
          <table:table-cell table:style-name="ce15" office:value-type="string" calcext:value-type="string">
            <text:p>behavior_second_report_v2</text:p>
          </table:table-cell>
          <table:table-cell table:style-name="ce15" office:value-type="string" calcext:value-type="string">
            <text:p>behavior_second_report_v3</text:p>
          </table:table-cell>
          <table:table-cell table:style-name="ce15" office:value-type="string" calcext:value-type="string">
            <text:p>behavior_second_report_v4</text:p>
          </table:table-cell>
          <table:table-cell table:style-name="ce15" office:value-type="string" calcext:value-type="string">
            <text:p>behavior_second_report_v5</text:p>
          </table:table-cell>
          <table:table-cell table:style-name="ce15" office:value-type="string" calcext:value-type="string">
            <text:p>behavior_second_report_v6</text:p>
          </table:table-cell>
          <table:table-cell table:style-name="ce20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Short Name</text:p>
          </table:table-cell>
          <table:table-cell table:style-name="ce10" office:value-type="string" calcext:value-type="string">
            <text:p>llama3.1-70b</text:p>
          </table:table-cell>
          <table:table-cell table:number-columns-repeated="9" table:style-name="ce16" office:value-type="string" calcext:value-type="string">
            <text:p>llama3.1-70b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CM</text:p>
          </table:table-cell>
          <table:table-cell table:style-name="ce11"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table:style-name="ce11" office:value-type="float" office:value="0.98" calcext:value-type="float">
            <text:p>0.98</text:p>
          </table:table-cell>
          <table:table-cell office:value-type="float" office:value="0.98" calcext:value-type="float">
            <text:p>0.98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CMSL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87" calcext:value-type="float">
            <text:p>0.87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KTW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MCP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5" office:value-type="float" office:value="0.99" calcext:value-type="float">
            <text:p>0.99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PPM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VLP</text:p>
          </table:table-cell>
          <table:table-cell table:style-name="ce13" office:value-type="float" office:value="0.94" calcext:value-type="float">
            <text:p>0.94</text:p>
          </table:table-cell>
          <table:table-cell office:value-type="float" office:value="0.94" calcext:value-type="float">
            <text:p>0.94</text:p>
          </table:table-cell>
          <table:table-cell table:style-name="ce13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style-name="ce13" office:value-type="float" office:value="0.97" calcext:value-type="float">
            <text:p>0.97</text:p>
          </table:table-cell>
          <table:table-cell office:value-type="float" office:value="0.97" calcext:value-type="float">
            <text:p>0.97</text:p>
          </table:table-cell>
          <table:table-cell table:style-name="ce13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style-name="ce13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style-name="ce24" office:value-type="float" office:value="0.954" calcext:value-type="float">
            <text:p>0.954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4" office:value-type="float" office:value="0.961875" calcext:value-type="float">
            <text:p>0.961875</text:p>
          </table:table-cell>
          <table:table-cell table:style-name="ce14" office:value-type="float" office:value="0.975" calcext:value-type="float">
            <text:p>0.975</text:p>
          </table:table-cell>
          <table:table-cell table:style-name="ce14" office:value-type="float" office:value="0.970625" calcext:value-type="float">
            <text:p>0.970625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0.97125" calcext:value-type="float">
            <text:p>0.97125</text:p>
          </table:table-cell>
          <table:table-cell table:style-name="ce14" office:value-type="float" office:value="0.976875" calcext:value-type="float">
            <text:p>0.976875</text:p>
          </table:table-cell>
          <table:table-cell table:style-name="ce14" office:value-type="float" office:value="0.97625" calcext:value-type="float">
            <text:p>0.97625</text:p>
          </table:table-cell>
          <table:table-cell table:style-name="ce14" office:value-type="float" office:value="0.980625" calcext:value-type="float">
            <text:p>0.980625</text:p>
          </table:table-cell>
          <table:table-cell table:style-name="ce14" office:value-type="float" office:value="0.976875" calcext:value-type="float">
            <text:p>0.976875</text:p>
          </table:table-cell>
          <table:table-cell table:style-name="ce14" office:value-type="float" office:value="0.966875" calcext:value-type="float">
            <text:p>0.966875</text:p>
          </table:table-cell>
          <table:table-cell table:style-name="ce25" office:value-type="float" office:value="0.973625" calcext:value-type="float">
            <text:p>0.973625</text:p>
          </table:table-cell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L20" table:buttons="'F1-score'.A3 'F1-score'.B1 'F1-score'.C1" table:show-filter-button="false" table:drill-down-on-double-click="false">
          <table:source-cell-range table:cell-range-address="data.A1:data.H171"/>
          <table:data-pilot-field table:source-field-name="BEHAVIOR FILE" table:orientation="column" table:used-hierarchy="0" table:function="auto">
            <table:data-pilot-level table:show-empty="false" calcext:repeat-item-labels="false">
              <table:data-pilot-members>
                <table:data-pilot-member table:name="behavior_first_report_v1" table:display="true" table:show-details="true"/>
                <table:data-pilot-member table:name="behavior_first_report_v2" table:display="true" table:show-details="true"/>
                <table:data-pilot-member table:name="behavior_first_report_v3" table:display="true" table:show-details="true"/>
                <table:data-pilot-member table:name="behavior_first_report_v4" table:display="true" table:show-details="true"/>
                <table:data-pilot-member table:name="behavior_second_report_v1" table:display="true" table:show-details="true"/>
                <table:data-pilot-member table:name="behavior_second_report_v2" table:display="true" table:show-details="true"/>
                <table:data-pilot-member table:name="behavior_second_report_v3" table:display="true" table:show-details="true"/>
                <table:data-pilot-member table:name="behavior_second_report_v4" table:display="true" table:show-details="true"/>
                <table:data-pilot-member table:name="behavior_second_report_v5" table:display="true" table:show-details="true"/>
                <table:data-pilot-member table:name="behavior_second_report_v6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70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hort Name" table:orientation="row" table:used-hierarchy="0" table:function="auto">
            <table:data-pilot-level table:show-empty="false" calcext:repeat-item-labels="false">
              <table:data-pilot-members>
                <table:data-pilot-member table:name="CM" table:display="true" table:show-details="true"/>
                <table:data-pilot-member table:name="CMSL" table:display="true" table:show-details="true"/>
                <table:data-pilot-member table:name="GC" table:display="true" table:show-details="true"/>
                <table:data-pilot-member table:name="GG" table:display="true" table:show-details="true"/>
                <table:data-pilot-member table:name="IS" table:display="true" table:show-details="true"/>
                <table:data-pilot-member table:name="KT" table:display="true" table:show-details="true"/>
                <table:data-pilot-member table:name="KTWH" table:display="true" table:show-details="true"/>
                <table:data-pilot-member table:name="L" table:display="true" table:show-details="true"/>
                <table:data-pilot-member table:name="MCP" table:display="true" table:show-details="true"/>
                <table:data-pilot-member table:name="PPM" table:display="true" table:show-details="true"/>
                <table:data-pilot-member table:name="PU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SM" table:display="true" table:show-details="true"/>
                <table:data-pilot-member table:name="VLP" table:display="true" table:show-details="true"/>
                <table:data-pilot-member table:name="NM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0.77" table:display="true" table:show-details="true"/>
                <table:data-pilot-member table:name="0.87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0.95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20:44:13.420886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09:19:49.160519322</dc:date>
    <meta:editing-duration>PT12H45M14S</meta:editing-duration>
    <meta:editing-cycles>6</meta:editing-cycles>
    <meta:generator>LibreOffice/24.8.3.2$Linux_X86_64 LibreOffice_project/480$Build-2</meta:generator>
    <meta:document-statistic meta:table-count="2" meta:cell-count="151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634cm" svg:height="10.551cm" xlink:href=".." xlink:type="simple" loext:data-pilot-source="DataPilot1" chart:class="chart:radar" chart:style-name="ch1">
        <chart:legend chart:legend-position="end" svg:x="14.732cm" svg:y="1.435cm" style:legend-expansion="high" chart:style-name="ch2"/>
        <chart:plot-area chart:style-name="ch3" table:cell-range-address="PivotChart" chart:data-source-has-labels="column" svg:x="0.452cm" svg:y="0.211cm" svg:width="13.828cm" svg:height="9.229cm">
          <chart:coordinate-region svg:x="3.677cm" svg:y="1.224cm" svg:width="7.204cm" svg:height="7.20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radar">
            <chart:data-point chart:repeated="16"/>
          </chart:series>
          <chart:series chart:style-name="ch7" chart:values-cell-range-address="PT@data 1" chart:label-cell-address="PT@label 1" chart:class="chart:radar">
            <chart:data-point chart:repeated="16"/>
          </chart:series>
          <chart:series chart:style-name="ch8" chart:values-cell-range-address="PT@data 2" chart:label-cell-address="PT@label 2" chart:class="chart:radar">
            <chart:data-point chart:repeated="16"/>
          </chart:series>
          <chart:series chart:style-name="ch9" chart:values-cell-range-address="PT@data 3" chart:label-cell-address="PT@label 3" chart:class="chart:radar">
            <chart:data-point chart:repeated="16"/>
          </chart:series>
          <chart:series chart:style-name="ch10" chart:values-cell-range-address="PT@data 4" chart:label-cell-address="PT@label 4" chart:class="chart:radar">
            <chart:data-point chart:repeated="16"/>
          </chart:series>
          <chart:series chart:style-name="ch11" chart:values-cell-range-address="PT@data 5" chart:label-cell-address="PT@label 5" chart:class="chart:radar">
            <chart:data-point chart:repeated="16"/>
          </chart:series>
          <chart:series chart:style-name="ch12" chart:values-cell-range-address="PT@data 6" chart:label-cell-address="PT@label 6" chart:class="chart:radar">
            <chart:data-point chart:repeated="16"/>
          </chart:series>
          <chart:series chart:style-name="ch13" chart:values-cell-range-address="PT@data 7" chart:label-cell-address="PT@label 7" chart:class="chart:radar">
            <chart:data-point chart:repeated="16"/>
          </chart:series>
          <chart:series chart:style-name="ch14" chart:values-cell-range-address="PT@data 8" chart:label-cell-address="PT@label 8" chart:class="chart:radar">
            <chart:data-point chart:repeated="16"/>
          </chart:series>
          <chart:series chart:style-name="ch15" chart:values-cell-range-address="PT@data 9" chart:label-cell-address="PT@label 9" chart:class="chart:rada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havior_first_report_v1 - llama3.1-70b</text:p>
                <draw:g>
                  <svg:desc>PT@label 0</svg:desc>
                </draw:g>
              </table:table-cell>
              <table:table-cell office:value-type="string">
                <text:p>behavior_first_report_v2 - llama3.1-70b</text:p>
                <draw:g>
                  <svg:desc>PT@label 1</svg:desc>
                </draw:g>
              </table:table-cell>
              <table:table-cell office:value-type="string">
                <text:p>behavior_first_report_v3 - llama3.1-70b</text:p>
                <draw:g>
                  <svg:desc>PT@label 2</svg:desc>
                </draw:g>
              </table:table-cell>
              <table:table-cell office:value-type="string">
                <text:p>behavior_first_report_v4 - llama3.1-70b</text:p>
                <draw:g>
                  <svg:desc>PT@label 3</svg:desc>
                </draw:g>
              </table:table-cell>
              <table:table-cell office:value-type="string">
                <text:p>behavior_second_report_v1 - llama3.1-70b</text:p>
                <draw:g>
                  <svg:desc>PT@label 4</svg:desc>
                </draw:g>
              </table:table-cell>
              <table:table-cell office:value-type="string">
                <text:p>behavior_second_report_v2 - llama3.1-70b</text:p>
                <draw:g>
                  <svg:desc>PT@label 5</svg:desc>
                </draw:g>
              </table:table-cell>
              <table:table-cell office:value-type="string">
                <text:p>behavior_second_report_v3 - llama3.1-70b</text:p>
                <draw:g>
                  <svg:desc>PT@label 6</svg:desc>
                </draw:g>
              </table:table-cell>
              <table:table-cell office:value-type="string">
                <text:p>behavior_second_report_v4 - llama3.1-70b</text:p>
                <draw:g>
                  <svg:desc>PT@label 7</svg:desc>
                </draw:g>
              </table:table-cell>
              <table:table-cell office:value-type="string">
                <text:p>behavior_second_report_v5 - llama3.1-70b</text:p>
                <draw:g>
                  <svg:desc>PT@label 8</svg:desc>
                </draw:g>
              </table:table-cell>
              <table:table-cell office:value-type="string">
                <text:p>behavior_second_report_v6 - llama3.1-70b</text:p>
                <draw:g>
                  <svg:desc>PT@label 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M</text:p>
                <draw:g>
                  <svg:desc>PT@categories</svg:desc>
                </draw:g>
              </table:table-cell>
              <table:table-cell office:value-type="float" office:value="0.91">
                <text:p>0.91</text:p>
                <draw:g>
                  <svg:desc>PT@data 0</svg:desc>
                </draw:g>
              </table:table-cell>
              <table:table-cell office:value-type="float" office:value="0.94">
                <text:p>0.94</text:p>
                <draw:g>
                  <svg:desc>PT@data 1</svg:desc>
                </draw:g>
              </table:table-cell>
              <table:table-cell office:value-type="float" office:value="0.98">
                <text:p>0.98</text:p>
                <draw:g>
                  <svg:desc>PT@data 2</svg:desc>
                </draw:g>
              </table:table-cell>
              <table:table-cell office:value-type="float" office:value="0.98">
                <text:p>0.98</text:p>
                <draw:g>
                  <svg:desc>PT@data 3</svg:desc>
                </draw:g>
              </table:table-cell>
              <table:table-cell office:value-type="float" office:value="1">
                <text:p>1</text:p>
                <draw:g>
                  <svg:desc>PT@data 4</svg:desc>
                </draw:g>
              </table:table-cell>
              <table:table-cell office:value-type="float" office:value="0.99">
                <text:p>0.99</text:p>
                <draw:g>
                  <svg:desc>PT@data 5</svg:desc>
                </draw:g>
              </table:table-cell>
              <table:table-cell office:value-type="float" office:value="1">
                <text:p>1</text:p>
                <draw:g>
                  <svg:desc>PT@data 6</svg:desc>
                </draw:g>
              </table:table-cell>
              <table:table-cell office:value-type="float" office:value="1">
                <text:p>1</text:p>
                <draw:g>
                  <svg:desc>PT@data 7</svg:desc>
                </draw:g>
              </table:table-cell>
              <table:table-cell office:value-type="float" office:value="1">
                <text:p>1</text:p>
                <draw:g>
                  <svg:desc>PT@data 8</svg:desc>
                </draw:g>
              </table:table-cell>
              <table:table-cell office:value-type="float" office:value="1">
                <text:p>1</text:p>
                <draw:g>
                  <svg:desc>PT@data 9</svg:desc>
                </draw:g>
              </table:table-cell>
            </table:table-row>
            <table:table-row>
              <table:table-cell office:value-type="string">
                <text:p>CMS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G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87">
                <text:p>0.87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KT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TWH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MCP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M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PPM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PU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SM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VLP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